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7000003BD3B1EF33FF49B5988.jpg" manifest:media-type="image/jpeg"/>
  <manifest:file-entry manifest:full-path="Pictures/10000000000003F7000003A3AE6B5B47908388E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dvOT9d60b855.B1" svg:font-family="AdvOT9d60b855.B"/>
    <style:font-face style:name="AdvOTb0c9bf5d1" svg:font-family="AdvOTb0c9bf5d"/>
    <style:font-face style:name="AdvOTb4af3d5d.I1" svg:font-family="AdvOTb4af3d5d.I"/>
    <style:font-face style:name="AdvOTf9433e2d1" svg:font-family="AdvOTf9433e2d"/>
    <style:font-face style:name="AdvOTf9433e2d+201" svg:font-family="AdvOTf9433e2d+20"/>
    <style:font-face style:name="AdvOTf9433e2d+fb1" svg:font-family="AdvOTf9433e2d+fb"/>
    <style:font-face style:name="AdvOTfe309fd31" svg:font-family="AdvOTfe309fd3"/>
    <style:font-face style:name="AdvTT691e30a01" svg:font-family="AdvTT691e30a0"/>
    <style:font-face style:name="AdvTTab7e17fd1" svg:font-family="AdvTTab7e17fd"/>
    <style:font-face style:name="AdvTTab7e17fd+221" svg:font-family="AdvTTab7e17fd+22"/>
    <style:font-face style:name="AdvTTec1d2308.I+031" svg:font-family="AdvTTec1d2308.I+03"/>
    <style:font-face style:name="AdvOT9d60b855.B" svg:font-family="AdvOT9d60b855.B" style:font-pitch="variable"/>
    <style:font-face style:name="AdvOTb0c9bf5d" svg:font-family="AdvOTb0c9bf5d" style:font-pitch="variable"/>
    <style:font-face style:name="AdvOTb4af3d5d.I" svg:font-family="AdvOTb4af3d5d.I" style:font-pitch="variable"/>
    <style:font-face style:name="AdvOTf9433e2d" svg:font-family="AdvOTf9433e2d" style:font-pitch="variable"/>
    <style:font-face style:name="AdvOTf9433e2d+20" svg:font-family="AdvOTf9433e2d+20" style:font-pitch="variable"/>
    <style:font-face style:name="AdvOTf9433e2d+fb" svg:font-family="AdvOTf9433e2d+fb" style:font-pitch="variable"/>
    <style:font-face style:name="AdvOTfe309fd3" svg:font-family="AdvOTfe309fd3" style:font-pitch="variable"/>
    <style:font-face style:name="AdvTT691e30a0" svg:font-family="AdvTT691e30a0" style:font-pitch="variable"/>
    <style:font-face style:name="AdvTTab7e17fd" svg:font-family="AdvTTab7e17fd" style:font-pitch="variable"/>
    <style:font-face style:name="AdvTTab7e17fd+22" svg:font-family="AdvTTab7e17fd+22" style:font-pitch="variable"/>
    <style:font-face style:name="AdvTTec1d2308.I+03" svg:font-family="AdvTTec1d2308.I+03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549cm, 28.098cm, 3.287cm, 2.379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2.114cm, 0cm)" style:mirror="none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ff3232"/>
    </style:style>
    <style:style style:name="gr6" style:family="graphic" style:parent-style-name="standard">
      <style:graphic-properties draw:stroke="none" draw:fill="solid" draw:fill-color="#00ff00"/>
    </style:style>
    <style:style style:name="gr7" style:family="graphic" style:parent-style-name="standard">
      <style:graphic-properties draw:stroke="none" draw:fill="solid" draw:fill-color="#00ffff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3232"/>
    </style:style>
    <style:style style:name="P4" style:family="paragraph">
      <loext:graphic-properties draw:fill="solid" draw:fill-color="#00ff00"/>
    </style:style>
    <style:style style:name="P5" style:family="paragraph">
      <loext:graphic-properties draw:fill="solid" draw:fill-color="#00ffff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9.352cm" svg:height="8.886cm" svg:x="0.23cm" svg:y="8.316cm">
          <draw:image xlink:href="Pictures/10000000000003F7000003A3AE6B5B47908388E4.jpg" xlink:type="simple" xlink:show="embed" xlink:actuate="onLoad" loext:mime-type="image/jpeg">
            <text:p/>
          </draw:image>
        </draw:frame>
        <draw:frame draw:style-name="gr2" draw:text-style-name="P1" draw:layer="layout" svg:width="8.127cm" svg:height="8.127cm" svg:x="1.454cm" svg:y="8.216cm">
          <draw:image xlink:href="Pictures/1000000000000797000003BD3B1EF33FF49B5988.jpg" xlink:type="simple" xlink:show="embed" xlink:actuate="onLoad" loext:mime-type="image/jpeg">
            <text:p/>
          </draw:image>
        </draw:frame>
        <draw:frame draw:style-name="gr3" draw:text-style-name="P1" draw:layer="layout" svg:width="9.352cm" svg:height="8.123cm" svg:x="0.23cm" svg:y="0.192cm">
          <draw:image xlink:href="Pictures/10000000000003F7000003A3AE6B5B47908388E4.jpg" xlink:type="simple" xlink:show="embed" xlink:actuate="onLoad" loext:mime-type="image/jpeg">
            <text:p/>
          </draw:image>
        </draw:frame>
        <draw:path draw:style-name="gr4" draw:text-style-name="P2" draw:layer="layout" svg:width="4.535cm" svg:height="4.069cm" svg:x="2.978cm" svg:y="10.322cm" svg:viewBox="0 0 4536 4070" svg:d="M742 1235l-5-1-4-1h-8-2l-8-3-11-2-9-2 4-11v11c-33-7-72-38-81-70h11l-10 5-5-9c-25-64 12-135 45-189l5-7 10 6h-13v-1c13-28 49-67 77-81l10-4 5 9-9-7 1-1c11-7 28-12 40-14l10-2h9c9-1 19 0 29 3l8 2-2 11v-12c13 2 40 13 51 20l1 1-9 7 7-9 8 5v1l5 2 2 1 2 1 9 6c4 2 5 5 5 10h-11l6-8 9 5c23 18 46 39 59 66l5 7-10 6 8-8h1c51 89-3 212-101 245l-7 3-4-11 7 8c-37 14-91 17-131 13l-9-1c-6 0-10-6-10-12 1-6 6-10 12-9h10c36 3 74 2 109-7l9-1 2 10-7-8v-1l5-3c35-10 69-35 87-67l1-1 3-3c21-41 28-81 13-126l-4-7-3-9 9-4-7 7-1-1-1-3c-9-14-14-22-25-34l-3-4-1-1c-9-10-26-25-37-32l-5-9h11l-6 8-8-5c-6-2-16-9-20-11l-1-2 7-7-5 10-7-5c-8-2-16-7-24-8l-9-4 3-9v10c-25-6-50-6-73 4l-7 3-5-9 7 7v1l-2 1c-16 9-21 11-34 24l-9 7c-11 10-18 20-25 31l-3 2-6 9-8-6h11v1l-3 6c-17 26-30 53-42 83l-3 7c-10 29-13 64 1 92l2 6h-11l9-5 5 7c16 24 27 32 51 44l9 2-4 11v-11c13 3 23 7 38 7l5 2 3 1c6 1 10 7 9 13s-6 9-12 8zM664 1558h-3c-223-43-146-182-173-335v-1h11l-11 2-1-7c-5-17-6-34-10-52l-1-9-2-8c-4-41 0-86 17-123l4-9 1-3c11-24 25-45 38-68h1l7 7-9-6 5-7c4-11 15-26 21-36l2-1 7 8-10-6 5-7c47-85 113-169 200-220l9-5 6 10h-11v-2c0-3 1-7 5-9l8-5c19-9 41-22 59-29h1v10l-5-9 7-4v-1l9-4 5-1h2v11l-5-10 8-3 8-4 1-1 4-1 5-2c152-49 85 60 115 127l3 9-10 3 7-7 1 1 3 3 3 7 4 8-10 5 8-7 1 1 1 2c5 7 10 17 16 24l1 2c5 7 12 14 17 22l3 7v1h-11l8-7 7 8 2 1 1 1 5 6v1l2 4 2 2 2 2 6 7 2 7v1h-11l10-6 5 8c6 5 20 32 22 41v1h-11l9-5 4 7c6 20 11 43 13 63v9l2 9c0 31 1 89-11 118l-1 1-8-7 11 1-1 7c-4 16-6 31-13 45l-4 8-10-3h11v1c-20 62-81 156-141 187h-1v-11l6 10-8 4c-25 17-52 28-79 42l-9 5-6-10 9 8h-1c-9 8-19 12-26 19l-7 7-9-8 11 5-1 1c-21 23-32 42-47 68l-5 8-10-6h11v1l-1 6-5 7-4 6-1 1-2 3v1l-8 7-8-7h12v1c-15 28-51 45-81 46h-10c-6 0-11-5-11-12 0-6 5-10 11-10h10c23-3 35-6 53-24l9-8 7 8h-11v-1l2-7 8-7 1-3 3-6 5-7 10 6h-11v-1l1-6c21-33 40-70 73-93l4-3c34-23 75-37 109-60l6-1h1v10l-7-8 7-6c51-38 93-102 117-158l2-9 11 5h-11v-1-5l4-8 4-7 1-6 1-3v-1l2-7 2-8v-1l2-7 1-7 3-6 1-2 8 9-12-3 3-7v-9l1-1 1-7 1-9v-8l2-8c0-22 1-44 0-65l-2-10v-8c-3-21-7-39-14-59v-1h11l-11 4-4-8c-5-15-18-25-22-39v-1h11l-8 7-6-7-4-3-1-2-3-5-4-6-2-1h-1l-6-8-2-7v-1h11l-9 7-7-9c-9-11-18-22-24-35l-5-7 9-6-7 8-1-1-3-2-3-9v-1l-4-7 10-5-7 9-2-1-2-4c-7-21-16-41-15-64v-7-2-9-8-1l2-7v-7l-2-7-1-8c-1-5-6-11-12-13l-6-1h-7-8l-8 1c-22 4-41 15-61 21h-2v-11l6 9-9 5-7 4-6 1h-1v-11l6 10-9 4c-14 8-29 16-43 24l-9 5-6-10h11v2c0 3-1 7-5 9l-8 5c-90 53-150 133-200 221l-1 1-7-8 10 6-5 8c-9 12-14 25-22 36l-1 1-8-7 10 4-5 9c-42 69-62 120-47 203l1 5 1 3c2 16 5 30 8 44v1h-11l11-2 2 8 1 10v1l2 7 1 8v1l1 9 1 9v8c1 18 1 34 0 52v9l-1 8c-12 102 42 173 144 185h3c6 0 11 4 11 10 0 7-5 12-11 12zM3673 3389l-4-1-2-1c-87-44 1-108 63-90l7 1 3 1c77 32 7 102-50 93l-9-2-8-1c-6-1-10-7-9-13s8-11 14-9l8 2c15 5 39-2 52-12l8-5 7 9-11-5 1-2c4-5 7-10 7-16l2-4 11 1-10 4-1-1v-1l-3-5-5-6-1-2-1-1 11-6-6 9-7-3-8-2c-5-3-24-4-30-4h-9l-7 2c-5 0-18 6-21 9l-8 7-9-7 10 4-3 6v6 5l3 7-11 5 9-9 1 2 7 8-8 7 3-11 3 2 2 1 8 4 3 2 3 1c6 1 9 7 8 13s-7 9-13 8zM609 1727l-3-1c-8 0-16-4-25-6l-7-2 4-11v12h-2c-18-5-44-18-58-31l-8-6 7-8v11h-1c-48-25-135-181-150-233h11l-11 3-2-8c-4-8-5-19-6-29h11l-11 2-3-9-1-8c-5-47 5-93 11-139l1-8v-1c4-53-2-106 3-159v-8-1-9c7-89 16-166 58-247l3-4 1-1 7 8-10-5 4-8 5-8 10 5h-11v-2c7-19 23-43 32-63l4-8 10 5h-11v-1l1-5 4-8 3-8 3-4v-1l8 8-9-5 2-7c24-67 41-147 110-184h2v10l-6-9 8-5v-1l9-5 8-6 6-1h3v11l-6-10 6-3 1-1 10-4 4 10h-11v-2c0-3 3-8 7-9l8-4c81-31 198-59 283-81h1v10l-2-10 8-3h1 10l9-1c26-2 57 0 83 10l9 2-5 11v-11h1c68 20 122 88 139 153l1 7-11 2 8-7h2l2 6c16 73-1 140 17 215l1 6 2 8c15 74 1 134-7 206v9l-1 8-1 9c-1 15-2 29-4 43l-1 8v1c-2 13-3 25-7 38v4l-3 8-1 10-2 8v2l-3 6-11-3h13v1c-3 7-8 28-11 34h-2l-8-7 11 3-3 8c-4 8-6 17-9 26l-4 8-1 5-3 3v1l-3 9-4 7-10-4h11c-13 36-30 72-45 107l-4 8-4 8-10-5h11v2l-1 4-4 9-5 8-9-5h11l-2 6-3 7-5 8-10-4h11v1c-33 74-97 136-152 197l-4 6v-1l-4 4-5 6-8 7-4 3-6 6-3 1-1 2-7 6v1l-1 1c-9 7-18 12-27 19l-1 1-7 5-7-10 9 7-1 2c-27 16-56 29-86 36h-2v-12l4 11-9 2c-42 10-86 9-128 2l-9-3c-6-1-9-7-8-13s7-9 13-8l9 1c42 8 86 8 128-2h2v10l-4-9 8-4c19-3 43-14 59-24l9-5 6 9-8-7 1-1c16-9 31-21 45-34l6-5 3-4 6-4 2-4 6-5 3-3c19-20 38-42 58-63l4-3 4-6c19-19 36-42 51-63l2-2h1l7 7-10-6 6-7c10-14 16-28 25-42l5-7 9 5h-11v-1-4l5-9v-1l5-8 10 5h-11l1-5 4-9 5-8 9 6h-11v-2c15-37 33-76 49-113l4-8 10 3h-12l2-5 3-8 4-8 2-4 1-4 4-9 3-8 2-8h1l3-9 2-7 4-4v-2l8 9-11-4 3-8c5-18 9-31 12-50l1-5 1-3c5-25 8-50 10-76l1-8 1-8v-9l2-8 1-9v-9 2l1-10c29-151-19-210-10-362l-1-9-1-9v-7l-3-8-1-9 11-2-8 7c-10-26-15-46-31-69l-5-9 10-6-8 9v-1l-2-2-6-7-3-3-4-5c-12-18-28-28-46-41l-1-2 8-7-6 10-8-5-5-2-1-1-3-2-7-3h-1l-8-4 5-9v10h-1c-13-3-23-7-36-9l-9-1-8-1h1-10c-16-2-35 1-51 3h-1v-11l2 11-7 1c-85 25-189 48-269 80l-9 3-4-11h11v2c0 4-2 8-6 9l-8 5-8 3-4 2h-3v-11l6 9-8 6c-8 4-14 11-23 12h-2v-11l8 9-8 7c-66 53-61 110-94 177l-1 1-9-7 11 4-4 8v1l-5 9-9-5h11v1c-6 18-22 46-32 64l-4 7-10-5h12v2l-2 4-4 9-4 8-2 2-2 1-7-7 10 4-4 8c-24 50-35 95-44 149l-1 8v-1l-1 10v8 1l-1 4v2 2l-1 9-2 7v8 1l-1 9v8l-1 8-1 8c-5 73 5 142-9 213l-1 7v10l-1 6v2l-1 1v7l-2 9-1 9c-1 23-1 44 4 66h-11l11-1 1 9 2 7 3 8 2 7v4h-11l11-4 3 10 3 8 2 3 2 5 2 7 4 7v-1l1 2c28 56 68 125 110 170l8 7-7 8v-12h1c19 11 29 24 56 32l8 4-5 9v-11h2c11 3 22 8 34 9l2 1c6 1 10 7 9 13-2 6-8 9-14 8zM3525 3626l-5-1c-9-2-17-3-26-8l-3-2-5-2c-22-11-40-33-57-51l-6-7 8-7-5 9h-1l-4-2-7-9-2-8h11l-9 7-8-8c-21-22-48-45-55-76h11l-11 4-2-8c-16-60 42-174 59-236l4-8 11 3h-11v-1-3c23-57 52-97 102-133l6-4h1l5-3 2-2c9-6 20-12 27-18l8-6 9-6c10-6 15-12 23-18l1-1 1-1 7-7c17-14 29-26 48-39l7-5 6-1h2v11l-6-10 8-5c11-7 24-13 37-17l6-3 1-1c17-8 34-14 50-25h1l1-1c15-8 28-20 41-31l8-3h1v11l-9-8 9-8 8-8 9-4v11l-7-7 7-8c10-8 30-26 42-30h2v12l-5-10 7-4c74-31 87 22 87 80l2 8 1 9 1 8 1 7 3 8v4 1h-11l11-4 2 8c5 17 11 32 19 49l4 7-10 5 8-7h1l2 4 4 9 4 6-10 6 7-8 1 1 3 2 3 8 5 9v1l4 8 4 8-10 5 7-7h1c15 26 25 64 25 92l-2 9v9c-2 24-10 46-18 70l-2 8-11-3h12v1c-15 41-24 85-34 129l-1 8-3 8c-7 31-15 59-30 88l-4 8-9-6h11v1l-3 6-5 9-2 3-1 1-3 5-5 6-2 2-1 1-8 9-8-9h11v2l-4 8-7 7h-1l-1 1-8 6-1 1-4 1-3 4-1 1-10 5-6-10 8 8-1 1c-47 25-116 22-170 34l-8 2-2-11h11v1c0 6-3 9-9 10l-9 3-8 1-8 2-8 3h-3-1v-11l3 11-9 2c-29 8-59 19-90 23h-1v-11l2 11-7 2c-13 1-27 0-40 0l-8-1c-6-1-10-7-9-13s7-10 13-9l8 2c16 0 25 1 41-3h1v11l-2-11 10-1c29-6 59-16 88-24h1v11l-3-11 7-2 9-2h1l9-3 9-1 2 11h-12v-1c0-5 4-10 10-11l8-1c17-4 36-6 53-9l9-1 9-1c24-3 63-7 84-18l8-2 4 9-9-7 2-1c8-6 18-10 26-18l9-7 7 9h-11v-2l4-8 7-7 1-1 4-6 1-1 2-4 3-3 6-9 10 6h-11v-1c8-20 18-40 24-63l2-5 11 3h-12v-1c15-56 23-110 42-166l3-8 10 5h-11v-1c6-24 15-45 19-69v-8l11 1-11-1 2-9c2-27-6-55-16-79l-4-7 10-5-7 7h-2l-2-3-4-8-1-2-2-8-4-7-1-1-4-8 10-5-7 8-2-1-2-2-4-8-1-1-2-9 9-4-7 7-1-1c-17-29-34-72-35-106l-2-10-1-8v-8-1-8l-1-7-1-9-3-7-1-6-1-1-4-6-3-4-3-2-8-1h-6l-8 1-4 1h-2l-8 5-7 3-6 1h-2v-10l8 8-9 6c-10 6-18 14-27 20l-1 1-5-10 9 8-9 8-8 4v-12l7 8-8 9-9 8-7 3h-1v-11l7 8-9 8c-15 14-34 26-53 36l-9 4-1 1c-25 12-53 22-76 37l-6 1h-2v-10l7 9-8 5-6 3c-45 37-65 62-120 94l-5 2-6 6c-40 29-68 62-87 105l-4 9-4 8-9-5h11v1c-9 25-19 51-27 76l-1 5-4 7c-13 46-45 110-29 157h-11l11-3 2 7c12 28 46 51 59 73h-11l8-7 7 8-8 7 5-9 2 1c26 25 49 59 88 65l3 1c6 2 11 6 10 12s-7 11-13 10zM617 1948l-4-1h-1c-37-8-62-18-93-40h-1l-5-4c-23-16-51-47-66-69l-3-7h11l-8 5-7-8c-31-42-55-98-78-146l-4-8 11-4-9 8v-1c-6-7-18-32-20-40v-2h11l-10 6-5-8c-40-78-102-141-147-214l-4-8 10-5-8 7v-1c-23-37-32-83-27-126l1-8v-9c5-51 18-101 37-148l3-8 10 4h-11v-2c23-58 29-98 32-160l1-8v-10c5-33 13-65 25-95l4-9 11 5h-12v-1c6-21 18-40 28-59l2-5 5-8c5-7 6-14 11-20l1-2 7 9-9-6 5-7c8-14 15-30 23-45h1l7 7-11-4 3-7c6-12 8-21 12-33l2-8 11 2h-11c4-13 5-23 7-36l3-8 11 3h-11v-1c8-56 23-94 75-125l9-3 5 9h-11c0-4 2-8 6-10l8-4h1l9-3 4 9-8-7v-1c11-6 39-16 51-20h1v12l-4-11 7-4h1l10-3 6-1h1v-2l9-3v1l8-4c89-31 193-53 270-104l8-6 7 9h-12l5-10 9-6 3-2 5-4 6-3 1-1 3-1 8-6 6 8-7-7v-1c12-10 23-16 37-23l9-5 5 11-7-8v-1c18-11 46-16 68-19h8v10h-12v-1l4-7c21-8 72-2 96-5h7 9c20-1 40-7 60-8l9-1 8-1h4l8 2 9 1 2 1 2 2 2 1 8 7 4 8v1h-11l10-4 5 8 1 3c2 23-5 52-2 77v7l2 9c1 16 8 41 15 58l2 8 4 7-11 5 8-9v2c11 23 21 49 29 74v3h-11l10-5 3 7c9 28 18 58 21 87l3 9 1 3v5c4 20 6 40 9 60v2 2c2 20 3 42 6 64l1 9v-1l1 8v2c11 111-11 169-25 273l-2 7-1 9c-7 110-8 165-59 266l-3 4-1 1-7-8 9 5-2 7h-1l-4 8v1l-1 1-3 6-3 10-3 3-2 5c-22 47-40 97-63 144l-4 9-10-5h11v1l-1 5-5 8-3 8-11-4h12v1l-3 5-4 8-4 7-10-6h11v2c-8 19-28 47-40 65l-5 8-9-6h10v1c-2 9-15 28-21 39l-5 8-10-5h11c-7 17-21 41-30 57l-6 8-10-7h12v3l-2 6-5 7-1 2-4 2-1 4-2 1-6 6-1 2-7 9-9 3h-1v-10l9 7-8 8c-28 25-60 43-89 65l-9 6-6-9 8 7-1 1c-43 28-86 86-130 104v-11l4 10-7 3c-23 11-61 16-85 11l-9-1h-10-1l-8-3c-6-1-10-7-9-13s8-9 14-8l8 1 9 1c13 2 26 4 41 2h7l9-3c12-1 20-4 32-10l5-2v12l-5-9 8-5c14-8 22-15 34-26l1-2 6-6 2-1v-2l8-5 2-3 6-6v-1c26-22 51-43 79-61l1-2c23-16 57-35 76-56l8-4h1v11l-8-7 6-8 2-2 5-6 3-3 1-3 4-3 4-6 9 6h-11v-3c8-16 23-37 32-55l4-9 10 6h-11c1-8 17-32 22-40l5-8 10 6h-11v-1c8-19 28-44 40-64l5-9 9 6h-11v-2l2-6 3-6 6-8 9 6h-11v-1l1-5 5-10v-1l4-7 10 6h-12v-1c11-28 26-54 37-83l2-6 3-9c15-33 31-71 49-104l9 7-11-5 5-8c44-91 46-145 52-243l1-8 1-8c19-135 41-184 21-329l-1-8v-9l-1-8c-4-27-6-57-12-84v-1l-2-8-1-8c-4-10-4-22-8-33l-3-8v-2-3l-1-1-1-2-3-9v-1l-2-8-3-6-1-3v-3h12l-11 5-3-8c-6-18-12-35-20-52l-2-9 11-2-9 7-1-1c-18-39-30-91-25-135l1-8v-10l1-7v-8l-1-5-3-7-1-5v-1h11l-7 8-7-5h-2l6-11-2 11-8-2-7-1h-7l-8 1-9 2c-11 2-23 3-35 5h-9l-1-10 1 10-8 2c-30 2-66-2-97 2h-9v-12h11v1l-3 9-8 2h-7l-8 1-9 3-7 1-9 2-2 1h-1l-5 1-7 4-9 2-4-9 8 8h-2c-12 7-25 13-36 21l-7 5-6-8 8 7-1 1c-11 6-18 13-28 19l-8 6-7-8h11c0 4-2 8-6 9l-8 6c-72 49-158 68-239 95l-4 2v-1l-4 2c-24 7-48 17-73 25h-1v-10l4 9-9 4c-8 3-17 7-25 9l-7 4-5-10 8 7-1 1-4 3-8 3-9 4-4-10h12c0 5-4 9-8 11l-7 4c-16 10-19 11-34 26v1l-8-9 9 6-6 10c-12 14-20 45-24 63l-1 9-11-2h11v1c-3 12-5 25-8 36l-2 8-11-3h11c-4 17-12 43-19 58l-2 1-8-8 11 4-4 8c-6 15-16 32-24 46h-1l-8-7 10 5-4 8c-10 17-18 34-27 51l-3 5-1 3-4 8v2l-3 7-10-5h11v1l-1 5c-16 35-28 83-30 122v1 8c-2 50-9 91-27 139l-2 1-2 7-11-6h11v2c-28 80-62 198-21 276l4 7-11 5 8-9v2c48 80 121 151 160 237v2h-11l9-6 5 7v1l4 9 5 9 3 8-9 5 8-9v2l3 3c12 25 23 50 36 73v2l5 8c12 26 27 52 45 74l2 8h-12l10-6 6 8c40 50 82 85 148 97l5 1c6 2 10 8 7 14-2 6-8 10-14 7zM482 2380h-1c-31-3-61-24-75-48l-4-9 11-4v10h-2c-5 0-9-3-11-8l-2-9c-16-55 34-146 35-216l1-9 2-4v-2c7-65 66-130 110-56l4 9c20 65 23 120 54 186l2 4v2h-13l11-3 3 6v1l3 8 3 10 1 6c17 71-58 129-125 126h-8c-7-1-11-6-10-13 0-6 6-9 12-9l7 1h9l7-1h1 1v10l-2-10 7-2 9-2 7-2 3-1 6-3 7-3c21-12 36-26 45-48l2-8 11 4h-11v-2c4-28-2-39-9-65v-2h10l-9 5-4-9c-33-63-33-153-63-199l7-9-6 10-7-5-6-2 3-11v11h-1-1-6-1l-4 1-7 5-1 1-5 3-1 1-2 2-5 8-1 1-1 1-8-7 10 4-3 8-4 7-1 2-1 5-3 10-2 7c-7 33-10 68-17 102v1l-3 8c-7 32-29 83-23 114l3 8 2 8-11 4v-12h2c3 0 7 2 9 6l4 8c10 19 34 34 56 37 6 0 11 4 11 10s-5 12-11 12zM3638 3791l-3 2-6 4-7 5-1 1-9 6-7 2v-10l6 8-6 6c-101 90-201 95-331 101h-9c-6-2-11-6-10-12 0-7 6-11 12-11l9 1c12 0 20 0 32 0l9-1 8-1c8 0 11 0 19-2h8l9-2 7-1c44-6 92-9 131-28l6-3c32-16 65-43 92-65l8-1v11l-6-8 8-8c5-3 11-5 16-10l2-1c5-4 13-3 16 2 4 5 1 12-3 15zM3264 3914l-8-1 3-10v10h-2c-25-3-61-20-72-44v-1h11l-9 7-6-8c-44-66 32-117-5-226v-1h11l-10 3-3-8c-4-18-10-35-15-52l-2-8-3-8-2-9-1-3h11l-10 3-3-8c-11-40-18-83-9-124l2-8 11 2h-12v-1l1-4 3-7 2-8v-1l4-9c1-4 6-7 11-7v11l-10-5 3-8 4-8 3-4h1l7 7-10-5 5-8c31-45 68-78 95-128l5-7c1-3 5-6 9-6h2v11l-11-5 5-8 3-8 5-10 4-8 11 6h-12v-1c2-11 15-30 20-41l1-1 8 9-10-6 5-9 3-7 2-1 3-8c17-31 38-58 57-88l2-1 7 8-10-6 6-8c4-6 9-12 12-18l2-1 8 9-10-6 5-9c34-46 66-93 102-137l8-8 8 7h-11l3-7c42-52 83-89 140-126l5-3h1c56-39 128-78 160-140l3-8 1-3 2-4c11-33 11-46 11-80l-2-10h12l-12 1v-8c-3-41-5-71 12-110l5-6 9 6h-11v-2c1-9 8-15 12-23l6-8c3-4 6-6 10-6v12l-9-7 6-9c8-9 15-16 22-26l7-8 9 8h-11v-1c15-25 38-42 52-73l1-1 3-7c5-8 7-17 11-24l3-8 11 3h-12l1-3c22-69 20-121 16-191v-8l-1-8c0-57-7-129 15-184l1-1 3-8 2-1 3-7v-2l6-8 9 7h-11v-1l2-6 6-8v-1l3-4 5-5 3-4c17-17 39-34 62-42v11l-5-10 8-3 1-1c69-28 130-15 177 40h1l2 1 6 8c14 19 24 41 29 64l1 8v2c3 28-6 55-17 80l-1 4v2l-1 4-4 8-4 8c-7 23-11 46-3 70l2 8v3c6 13 17 33 26 45l2 7h-12l10-6 5 8 3 4 3 3 1 1 5 10-10 4 5-9 1 1c23 26 44 76 50 109v1h-11l11-2 1 9c4 11 4 23 5 35l1 8v8 1c3 58-4 107-17 164l-2 8c-14 60-3 99 9 157l2 8 1 4v2c17 126-3 211-129 263l-8 3-2 2c-139 87-35 190-42 288v1l-3 9-10-1h10c-6 39-34 78-48 113l-4 8c-1 5-6 8-11 8v-11l10 3-2 9c-10 23-14 41-17 66l-2 8v9l-1 8-1 7v9 9l-1 8v1l-1 8v9l-2 8-1 8v1l-1 9-3 8c-3 25-9 46-17 70l-2 7-11-4h11v1c-17 56-49 129-106 155h-1v-10l6 9-8 5h-1l-8 4-5 2h-1v-12l4 11-9 3-8 4h-1l-8 1-2 1h-1v-12l2 11-10 2c-57 11-114-11-172 12l-8 3-4-11h12v1c0 5-4 8-8 11l-9 2-7 5h-3l-6 3-8 5-5-11 7 9-1 1-2 1-9 5-7 3-5-9 7 8h-1l-1 3-9 4h-1l-5 3-2 2-9 5c-7 3-12 8-18 12h-1l-7 4c-5 4-13 3-16-2s-1-12 3-15l9-6c11-6 24-16 35-22l9-4 6 9-9-8h1l3-3 7-4h1l9-4 5 10-9-9h1l3-2 8-4 8-3 1-1 8-4 2-1 9-4 4 11h-11v-1c0-5 4-8 8-11l8-2c65-25 124 0 187-14h1v10l-3-10 7-1 7-3 8-3 5-2h1v11l-6-9 8-4 8-5 6-2h1v12l-7-10 9-6c42-29 64-78 80-124l2-8 11 3h-11v-1c12-39 22-78 26-118v-7c2-13 1-24 3-36v-8l2-8c3-27 8-53 18-79l3-10c2-3 6-7 11-7v12l-9-5 3-8c14-33 35-64 46-99l2-9 11 3h-11v-3l1-8 1-7v-7l-1-9v-8c-11-59-40-104-27-168l1-6 3-8c2-6 2-11 5-15l2-4 4-8c29-52 71-66 121-92l9-5 4 9-7-8v-1c60-33 73-98 72-160v-9l-1-9c0-11-4-27-5-41l-1-8v1l-3-8c-23-102-16-119 5-217l1-8 11 1-11-1 1-10 2-7 1-8v-8l1-9 1-8v-16c0-13 1-29-1-42l-1-9v-9c-1-13-4-22-5-34v-1h11l-11 2-2-7-3-8c-4-11-6-22-12-33v-1l-2-6c-7-12-11-22-19-33h-1l-4-7 10-6-5 9h-1l-6-5-4-8-2-3-4-5-5-8-2-6h11l-9 6-6-9-1-1-2-5-3-3v-1l-5-9-1-2-2-5c-39-81 3-113 17-186l1-5v-2c6-56-47-119-104-130l-8-1-8-1h-7c-30 2-44 6-70 16v-10l5 9-8 5c-20 11-38 26-51 43l-6 8-10-6h12v1l-2 6c-37 51-27 143-26 204l1 8v1c4 66 6 117-12 181l-2 8-4 9-10-3h11c-13 44-35 76-65 109l-8 8-8-7h11v1l-3 7-7 9h-1v1l-5 6-1 1-4 4-3 4-4 5-2 2-6 9-10 4v-10l10 6-7 8-1 2-1 2-4 4-4 9-10-6h12v2c-15 30-18 48-17 82v9l1 8v2c11 104-18 159-102 223l-7 5v1c-79 54-148 90-209 166l-2 1-6 8-9-7h11l-2 8c-10 10-19 20-26 31l-1 1c-9 12-17 23-26 33l-1 1-1 2-7-9 9 6-6 10c-25 34-48 67-74 101v2l-8-9 9 6-4 10c-25 32-45 67-65 103l-1 1-7-8 9 4-3 9v1l-5 8-5 7-4 8-9-4h11v1l-2 5-4 7-4 9-5 8-4 9c-2 3-6 6-9 6h-2v-11l10 5-3 8c-24 43-55 76-85 112l-2 2-7-9 10 6-6 10c-5 6-8 10-12 17h-2l-7-7 10 5-4 8-4 7c-1 5-6 8-10 8v-11l9 3-2 9-3 8v1l-2 7-11-3h11v1c-11 45-2 90 10 135h-12l10-3 3 9 4 8 2 8v4l2 6-11 2 11-2 3 8c5 14 10 30 13 45v1h-12l11-3 2 7c25 95-9 113-9 190h-12l12-2 1 7 2 7 3 5 1 2 7 7 3 7v1h-12l8-8 9 7c12 12 21 17 40 22l8 2-4 11v-11h2 2l7 1c6 1 10 7 9 13s-7 10-13 8zM1321 1235l-1 5c-3 13-10 26-14 39l-3 8-11-5h11v2c-7 19-21 45-31 63l-5 9-11-5h13v1l-2 5-5 7-3 8c-3 4-6 6-11 6v-10l10 4-4 9-5 8-10-5h11v1l-1 5-4 8h-1l-3 7-10-4h11v1l-1 5-5 8-4 8-10-5h11c-2 12-12 28-15 38l-4 7-10-4h11v2c-16 41-30 84-50 124l-2 7-11-3h12l-1 5-5 8-4 8-11-5h11v3 3c-19 39-29 67-40 108l-1 8c-6 37-12 77-28 111l-2 5-1 1-8-8 10 5-4 7-3 8v1l-2 3-3 6-5 8-10-6h11v2l-1 6c-13 19-28 44-36 64l-4 8-2 9c-9 28-5 52 0 79v1 1h-13l11-3 3 8c11 49 26 97 39 144l2 9-11 3 9-8v1c10 30 21 62 29 92v2h-11l11-4 2 7c1 10 4 19 5 28l1 8-11 1 8-7h1l3 7v8 1 7l2 9v2l-2 8v7 3l-1 8-11-2h11c-10 74-75 133-149 147v-11l1 10-8 3h-2c-31 4-59 1-91-9v-1l-6-1c-23-9-57-21-82-9l-4 1h-1v-11l5 10-8 3-7 4h-1l-1 1-8 3-4 5-3 1-8 7v-1l-9 7c-33 32-68 63-113 72h-1v-10l2 10-8 2-9 2h-1-7l-9 2h-2-34-1l-9-1-9-1h-9-1l-9-2-8-2c-6-1-10-7-9-13 2-5 8-9 14-8l8 1 7 2c26 3 51 4 76 0l8-2 9-1 1-1h1v12l-3-11 8-2c67-20 87-79 152-101h1v12l-4-11 9-3c44-13 84 15 127 22h8l8 2c16 0 29-2 44-4v11l-3-11 8-1c59-16 108-59 120-117l2-9 11 2h-11c3-15 2-28 2-42l-2-7 12-1-8 7-1-1-3-6-1-7-1-8-3-9-1-8-2-6v-3-2h11l-11 3-3-9c-7-23-14-45-21-68l-2-8 11-3-8 8v-1l-4-4c-14-55-34-115-44-171l-2-7v-1c-10-64 12-99 44-151l5-8 9 6h-11v-2c3-10 15-30 20-40h1l8 7-10-4 3-9c26-76 21-135 62-212l4-7 9 5h-10v-3l1-4 3-9 5-8 10 5h-11l1-5c10-21 20-45 28-67l3-9 1-1c10-26 19-51 30-77l4-7 3-8 11 3h-12l1-4 5-9 4-9 11 6h-12v-1l2-6 4-7 3-9 11 6h-12v-1l1-5 5-8 4-8c2-4 6-6 11-6v11l-10-5 5-8v-2l4-7 9 6h-11v-1c9-20 24-44 33-64l4-8 10 5h-11v-2c3-15 14-33 17-49l2-5c1-6 9-8 13-7 7 2 10 8 8 14zM490 2608h-1c-10-2-19-3-28-5l-8-3 2-10v10c-21-5-39-14-58-22l-8-5 7-10v11h-2l-6-1c-47-28-93-59-139-89l-6-4-2-2c-58-40-86-112-69-179v-2l4-7 9 4h-10v-1l1-5 2-8h1l4-10 2-2 2-1 7 8-10-6 5-7v-1l5-6 1-3v-1l7-8 9 7h-11c6-18 39-43 49-58l7-8 8 7h-12l3-7c18-24 28-46 26-77v-8-2c-1-24-12-55-19-79l-1-3v-3h12l-11 5-4-8c-7-24-17-49-23-72h11l-11 2-2-8c-10-33-18-68-23-103v-4l-1-5v-1l-2-7-1-8v-1l-1-9-1-8v-8l-2-8-1-9v-9l11-1-8 8v-1l-4-9v-5l-1-8v-1l-1-8-2-9v-8c-4-22-6-37-13-60v-1h11l-11 3-2-8-3-8-2-6-1-1-4-8c-35-74-118-119-148-198l-4-7 10-5-7 8-2-1-2-4-3-8-3-8v-2l-3-8 11-2-7 7-1-1-3-4-2-9-1-8-3-8v-1-9l-1-9-1-9c-1-14-1-37 0-52l1-8 1-9c8-71 27-138 22-210l-1-9-1-8c-20-120 8-132 52-235l5-8 10 5h-11v-1c19-54 38-107 68-157l2-4 2-4c33-58 44-118 73-178l4-6v-3c23-41 55-85 100-106l1-1 8-4c22-7 42-13 65-14h9l9-1h1 7l9-1h8l9-2c31-3 63-9 92-23l10-5 3 11h-10v-2c0-3 2-7 6-9l7-5 6-3 2-1 9-6 6-3h1v11l-7-8 7-7h1c21-17 37-40 51-61l4-7c16-22 32-46 49-69h1l7-8 9 7h-13v-1c22-35 83-71 126-78h1v12l-3-11 10-2 9-1h1l8-1 9-2c88 2 130 6 217-20h1v11l-3-11 8-2c16-4 30-8 45-11l10-2 1 10-2-10 8-1c41-9 84-12 125-9h9l8 2 10 1c11 1 24 3 36 4l4 2 4 1c10 0 24 2 35 5h8-1l9 1c12 1 24 1 35 2l8 1 10 1c42 3 81 13 115 42l4 5 5 4c30 30 56 78 68 117v2h-11l11-4 2 8c3 10 6 18 8 28l1 8v8c3 33-5 66-23 94l-8 8-8-7h11l-3 8c-7 6-12 14-20 19l-8 6v1c-9 6-18 13-27 18l-7 1v-12l5 11-7 3c-47 25-102 28-148 50l-9 5-4-10 7 9h-1v1l-8 6-2 1-6 7-1 2-6 7-9 5h-1v-10l10 4-4 7-4 9-2 3-1 1-8-8 11 4-2 7c-11 35-9 71-7 106l1 10 1 8v8l1 8 1 9 2 8c1 12 3 23 3 34v2h-11l11-3 1 8c3 18 7 36 8 54h-11l11-3 1 9v1l1 9v-1l1 8 2 9v8 1l1 8 1 9c0 19 0 34 0 53l-1 8-1 8c-5 51-21 97-30 146l-1 8-11-2h11c-13 68-5 139-23 206l-1 8c-1 6-7 9-13 8s-11-7-10-13l2-8c4-14 9-34 9-50l1-8v1l1-9c4-31 3-63 6-94v-8l2-8v-2l2-8v-7-1l2-8 11 1h-11v-3c22-106 45-164 26-276l-1-7c-10-75-33-189-8-259l3-4 1-1 9 8-11-5 3-8v-1l5-8c1-4 5-6 10-6h1v12l-10-8 6-8c38-47 118-47 170-71l2-1 8-4 7-4 6-1v10l-4-9 8-4c7-7 17-10 24-19l3-1 6-6 1-1 7-8 9 7h-11c12-24 22-32 27-61l1-8v-8c0-29-4-40-11-66v-2h11l-11 4-2-8c-33-76-70-135-162-141l-8-1-10-1c-57-2-107-15-164-19h-1-2c-63-5-125 8-185 25h-3-1v-11l4 11-8 2h-1l-8 2-9 3-6 2c-86 24-144 4-223 17h-1v-11l2 11-7 1c-36 10-57 23-84 47l-3 1-4-10 8 8-7 7-3 2-7 7-8-8h12v1l-4 7c-8 9-14 16-19 25h-2l-4 7c-8 9-11 18-17 25l-3 3-8-8 9 5-4 10c-20 27-50 77-82 90h-1v-11l7 8-8 7-1 1-4 2-4 3h-1l-8 5-7-10h13v2c0 3-3 8-8 9l-8 5-9 3c-17 7-28 10-45 15l-1 1-8 1c-15 2-31 5-45 6l-10 1-8 1c-119-1-163 66-203 165l-4 8-1 3c-13 44-30 87-52 128l-3 5-5 8c-24 42-37 82-55 127l-3 8-1 1-4 7-9-4h10v1c-9 26-23 53-35 78l-2 3-4 8-2 5c-32 69-12 101-10 168l1 8v1c1 60-12 120-22 179v9l-1 8-1 8c-2 20-2 45 0 65l1 10 1 8 2 7 1 9 2 8-11 2 8-8 1 1 2 6 3 7 2 7v1l4 9-11 3 7-8 1 1c12 26 21 45 42 68l2 4 4 4c47 55 100 96 120 169v1h-11l11-3 2 8c6 19 9 41 12 61v9l2 8 1 7v2 7h-11l8-7v2l4 5 1 10 2 8c4 59 14 113 31 171h-11l11-3 3 7c8 24 15 49 24 71v3h-11l10-4 3 7c11 34 20 61 18 97l-1 8-1 10c-2 20-12 39-23 56l-6 8-9-6h11c-7 19-34 41-48 58l-8 8-8-7h11l-3 7-6 8-1 2v1l-3 5-5 7-2 2-1 1-7-8 10 5-4 9-4 7-11-3h11v1c-9 34-7 57 0 90v1h-11l11-4 4 10c16 65 136 118 192 158l8 5-6 9v-10h2c6 0 23 10 30 13l8 5h2l6 2 8 4 9 2-4 11v-12c12 3 22 6 35 8 6 0 11 6 11 12s-5 10-11 10zM4336 3270l-3 3c-14 14-25 27-37 43l-3 3-2 4-5 9-1 3h-2l-8-7 11 4-4 7-3 9-3 3-1 4c-12 46-12 96-24 143l-2 8-10-2 10 2-2 9c-5 17-8 40-13 56l-2 3-1 8v1c-2 8-6 16-7 25v2l-4 7c-2 11-5 17-9 26l-4 9-10-4h11v1l-1 5-4 7-5 8-2 4v1l-8-8 10 5-3 7-1 2-5 7-10-6h11v2c-9 20-28 41-43 59l-3 2-5 6-4 2-1 1-5 5-2 3h-1l-8 5-1 2v1l-8 6-8 2h-1v-11l7 9-7 6-5 3-1 1-4 3-8 5-6 2h-1v-11l6 10-9 4c-10 8-17 9-27 16l-8 5-6-10 8 7-1 1c-22 12-53 29-76 37h-2v-11l5 10-7 3c-10 5-29 13-39 15h-1v-11l5 11-9 3c-37 13-79 23-117 31h-2v-11l3 11-7 1c-26 7-51 17-76 28l-7 4-1 1c-12 5-25 12-34 18l-9 6-6-10h11c0 5-2 9-5 10l-9 6c-13 7-24 15-36 22l-8 5-6-9h12v1c0 3-3 7-6 9l-9 5c-58 37-103 40-170 45l-8 1h-9c-36 5-69 13-105 18h-2v-11l3 11-7 1c-19 2-38 3-56 3h-9l-8-1h-9-2l-7-2h-9c-6-1-11-6-10-12 0-6 6-11 12-11l9 2c30 4 63 3 93-2h2v11l-3-11 10-2c35-5 68-13 104-16l10-2h9l8-1h9l8-1h9c48-6 76-14 117-39l9-5 5 10h-11v-1c0-4 2-8 6-10l7-5c12-7 23-15 35-22l10-5 6 8h-11c0-4 1-8 5-9l9-5c41-25 87-46 134-55h2v10l-4-10 8-3c41-8 79-19 117-32h1v11l-5-10 9-3c12-4 27-13 37-15h2v11l-5-10 10-4c17-9 35-16 52-26l7-3 5 9-9-7 2-1c13-7 37-23 51-27h1v10l-7-9 8-6h1l4-3 4-2 7-6 7-2h1v10l-7-8 9-6c21-17 47-45 61-68l7-9 8 8h-11v-2l1-6 5-7 4-6 2-3v-1l9 8-11-5 5-9v-1l5-8 9 6h-11v-1-5l4-8 4-8c18-52 32-121 42-175l3-10 10 3h-12c8-43 6-88 31-126l8 7-10-4 5-10c12-20 28-36 44-52l4-5c3-4 11-4 15-1 5 4 5 11 2 16zM3203 4067l-3-1c-11-1-21-4-32-6l-9-3 3-10v10c-60-15-132-35-189-56l-7-5 6-9v11h-1l-6-1-9-6h-1l-5-3h-1l-2-3h-2l-7-6-1-1v-1l-9-7-3-8h11l-9 6-7-9c-13-17-22-49-24-72l-2-9v-9l-1-8c0-20 0-41 0-61l1-9v-8l2-8 1-10c2-12 3-23 7-35l4-8 9 2h-10c4-19 14-39 24-56l3-7 10 5h-11l1-6c11-20 24-39 34-60l2-1 1-5c10-24 19-48 23-74l2-5 2-2 8 9-12-2 1-8c14-89 20-150 72-226v-1l8 7-9-6 6-8 1-2c18-24 35-45 56-67l7-8v-1h1c8-11 17-19 25-28l3-4 5-7c9-11 18-21 27-33l2-4 6-7 9 6h-11l2-7 6-8 3-2v-1l5-6 2-4 1-2 3-2v-1l7-7 8 7h-10v-1l2-7c12-17 25-34 39-50v-1l3-5c13-14 25-30 37-44l1-1 5-8c2-4 5-5 10-5v11l-9-6 6-9c27-35 52-72 76-110l4-8 10 6h-11v-1l1-5 4-8 4-7 2-4 1-1 8 8-10-4 5-9c11-19 20-41 33-59l4-9c3-4 6-6 11-6v12l-9-6 4-9c42-65 90-100 145-151l4-3 6-6c11-11 17-24 25-36v-1l9 8-11-3 3-9c4-10 8-20 8-32l1-8 1-8c0-45-10-79 10-122l2-8 11 5h-11v-2c11-29 44-65 65-91l6-8c1-2 5-5 9-5v11l-8-6 5-8 2-4 1-1 3-4 5-8 9 6h-11l2-6 5-8 3-6 1-2 4-9 5-8 10 5h-11v-4c8-21 13-42 15-65l2-7v-7c1-21-2-47-3-67v-2l-1-8 11-1-11 1-1-8c-6-46-14-90-20-135l-1-10v-7c-5-33-12-62-18-94h11l-11 1-1-10c-6-58 34-82 75-113l9-6 7 8h-12l5-9c21-13 41-31 61-44l8-6 1-1c19-13 40-27 62-38l10-3 1-2 6-3c22-8 42-16 64-20l9-3 2 11-8-7 1-1c29-11 69-17 101-26l8-3 1 11h-11c0-6 4-10 10-11l9-2c25-8 62-13 87 0l7 5-6 8v-11h1c26 7 47 56 55 78v2h-12l11-4 4 8 2 7 2 4 3 5c3 8 7 17 12 26l4 7-11 5 8-9v1l3 4 4 8 4 7-11 5 9-8v1c25 46 56 95 73 144h-11l9-3 3 8c22 56 12 108 36 161l4 7-10 5 7-7h2l1 2 5 8 5 9-11 4v-10h1c5 0 8 2 10 6l4 9c16 24 31 53 39 80v2h-11l11-4 3 7v1l2 9 3 7 1 3 1 3v4l2 7 2 2 1 8 1 8 2 7v3 1h-10l10-2 2 9c13 83 24 154-8 234l-2 8-11-3h11v1l-1 4c-12 36-22 67-25 106v15c0 37 9 73 20 108l2 10 3 7-11 3 8-7c25 63 32 135 6 198l-3 8-10-4h11v2c-15 41-44 75-74 107l-7 9-9-8h11v2l-2 7c-27 28-33 53-30 92l2 8v9c3 34 2 55-5 88l-1 3-3 8-3 8h-2l-1 4-2 4c-12 26-28 42-48 63l-3 5c-5 3-12 3-17 0-4-5-4-12 0-16l5-4c29-31 52-61 58-104v-7l1-10c1-12-1-21-1-32v-8l-1-8c-5-45-2-75 28-110l6-9 8 9h-11v-2c7-15 35-41 46-58h2l8 8-10-6 6-9c9-11 17-28 25-41l2-7 11 5h-12v-2c27-68 24-116 2-184l-1-7 11-3-8 8h-2c-7-19-17-55-20-75l-2-8v1l-2-8c-2-24-5-49-2-73l1-8 1-8c4-27 11-53 21-79l2-7 11 3h-12v-1c10-30 18-53 22-85l1-9v-8c0-19 0-39-2-58v-9l-2-9c-2-22-6-46-11-68v-1h13l-11 2-3-7c-3-21-11-40-16-60v-2h11l-11 4-2-8c-11-26-21-43-35-67l-4-9 10-5v11h-1c-4 0-8-2-10-6l-4-7-5-8 10-5-7 7h-1l-3-4c-12-24-19-52-23-79l-1-8c-4-34-7-58-18-91l-2-4h13l-11 4-4-8c-5-15-12-28-19-42l-3-7-1-1c-12-23-26-46-38-69l-5-8 11-5-8 7h-1l-2-3-3-7-5-9 11-4-9 7c-11-19-24-46-30-66v-2h11l-10 5-3-8c-10-19-13-31-30-49l-7-6 7-9v12h-1l-6-3-6-3-7-3 3-10-3 10-5-1c-21-2-40 0-60 7l-9 2-3-11h12c0 6-3 11-9 12l-8 1c-29 8-58 15-87 21l-7 3-3-11 8 7v1l-6 3c-36 8-71 20-101 37l-5 3-4 2c-34 21-63 45-96 68l-8 6-6-9h11l-5 10c-80 58-86 61-63 157l1 8 2 9c9 62 17 125 26 188l1 9 1 8c5 47 4 96-13 141l-2 7-11-3h11l-2 6-3 8-5 8-1 1h1l-4 7h-1l-5 9-10-5h13l-3 6-5 8-1 1-2 4-3 4v1l-6 8-10 4v-11l9 6-6 9c-6 9-15 18-21 26l-7 10v-1l-6 8c-6 10-18 21-23 33l-5 8-10-6h11v2c-2 11-12 29-12 42l-1 8-1 9c1 45 9 93-15 134l-9-7 10 5-3 7-2 1c-18 34-56 62-85 87l-7 7-1 2c-28 24-56 56-75 85l-4 6-5 7c-2 4-6 6-10 6v-10l10 4-6 10-2 5-3 2-4 8-1 3-2 2-1 4v1l-6 8v2l-4 6-4 9c-5 7-8 14-12 20h-1l-7-7 9 4-3 9h-2l-3 8-10-6h11v1l-1 6c-12 20-24 40-38 59l-6 8v2c-14 20-29 39-44 58l-9 4v-10l8 6-5 9c-25 30-51 62-74 94l-7 8-9-7h11v1l-2 7-6 7-3 2-3 5-1 3-4 4-2 3v1l-8 8-8-7h11l-2 7c-20 25-40 52-61 76h-2c-19 25-40 45-58 70l-5 6-3 5-2 2-2 2-5 7-1 2-1 2-9-9 10 6-4 7c-27 41-44 86-51 133l-1 8-2 8c-2 19-7 57-13 74l-1 1-7-8 11 1-1 8c-2 12-6 25-9 37l-4 8-3 7c-9 29-24 53-40 78l-5 10-10-5h11l-1 6-4 7-5 8-3 9c-5 7-8 16-11 24l-3 7-11-3h13l-2 3c-11 35-13 71-13 108v17c2 33 6 78 29 103l3 7h-11l7-9 8 9c5 3 11 7 16 10l9 5-5 10v-11h1c55 22 125 40 183 58l9 2-2 11v-11c14 3 29 6 43 8l3 2c6 1 9 7 8 13s-7 9-13 8z">
          <text:p/>
        </draw:path>
        <draw:path draw:style-name="gr4" draw:text-style-name="P2" draw:layer="layout" svg:width="8.11cm" svg:height="0.176cm" svg:x="1.455cm" svg:y="16.224cm" svg:viewBox="0 0 8111 177" svg:d="M165 170v-163c0-4 3-7 7-7s7 3 7 7v163c0 4-3 7-7 7s-7-3-7-7zM7 163h8097c4 0 7 3 7 7s-3 7-7 7h-8097c-4 0-7-3-7-7s3-7 7-7z">
          <text:p/>
        </draw:path>
        <draw:path draw:style-name="gr4" draw:text-style-name="P2" draw:layer="layout" svg:width="0.014cm" svg:height="0.176cm" svg:x="4.032cm" svg:y="16.224cm" svg:viewBox="0 0 15 177" svg:d="M0 170v-163c0-4 3-7 7-7 5 0 8 3 8 7v163c0 4-3 7-8 7-4 0-7-3-7-7z">
          <text:p/>
        </draw:path>
        <draw:path draw:style-name="gr4" draw:text-style-name="P2" draw:layer="layout" svg:width="0.014cm" svg:height="0.176cm" svg:x="6.444cm" svg:y="16.224cm" svg:viewBox="0 0 15 177" svg:d="M0 170v-163c0-4 3-7 8-7 4 0 7 3 7 7v163c0 4-3 7-7 7-5 0-8-3-8-7z">
          <text:p/>
        </draw:path>
        <draw:path draw:style-name="gr4" draw:text-style-name="P2" draw:layer="layout" svg:width="0.014cm" svg:height="0.176cm" svg:x="8.856cm" svg:y="16.224cm" svg:viewBox="0 0 15 177" svg:d="M0 170v-163c0-4 5-7 8-7 4 0 7 3 7 7v163c0 4-3 7-7 7-3 0-8-3-8-7z">
          <text:p/>
        </draw:path>
        <draw:path draw:style-name="gr4" draw:text-style-name="P2" draw:layer="layout" svg:width="7.25cm" svg:height="0.095cm" svg:x="2.103cm" svg:y="16.305cm" svg:viewBox="0 0 7251 96" svg:d="M7237 89v-82c0-4 3-7 7-7s7 3 7 7v82c0 4-3 7-7 7s-7-3-7-7zM6271 89v-82c0-4 3-7 7-7s7 3 7 7v82c0 4-3 7-7 7s-7-3-7-7zM5788 89v-82c0-4 3-7 7-7s7 3 7 7v82c0 4-3 7-7 7s-7-3-7-7zM5306 89v-82c0-4 3-7 7-7s7 3 7 7v82c0 4-3 7-7 7s-7-3-7-7zM4824 89v-82c0-4 3-7 7-7s7 3 7 7v82c0 4-3 7-7 7s-7-3-7-7zM3858 89v-82c0-4 4-7 7-7 4 0 7 3 7 7v82c0 4-3 7-7 7-3 0-7-3-7-7zM3377 89v-82c0-4 3-7 7-7 3 0 7 3 7 7v82c0 4-4 7-7 7-4 0-7-3-7-7zM2894 89v-82c0-4 3-7 7-7s7 3 7 7v82c0 4-3 7-7 7s-7-3-7-7zM2411 89v-82c0-4 3-7 7-7s7 3 7 7v82c0 4-3 7-7 7s-7-3-7-7zM1447 89v-82c0-4 3-7 7-7s7 3 7 7v82c0 4-3 7-7 7s-7-3-7-7zM964 89v-82c0-4 3-7 7-7s7 3 7 7v82c0 4-3 7-7 7s-7-3-7-7zM481 89v-82c0-4 4-7 8-7 3 0 7 3 7 7v82c0 4-4 7-7 7-4 0-8-3-8-7zM0 89v-82c0-4 3-7 7-7 3 0 7 3 7 7v82c0 4-4 7-7 7-4 0-7-3-7-7z">
          <text:p/>
        </draw:path>
        <draw:path draw:style-name="gr4" draw:text-style-name="P2" draw:layer="layout" svg:width="0.176cm" svg:height="8.109cm" svg:x="1.455cm" svg:y="8.291cm" svg:viewBox="0 0 177 8110" svg:d="M7 7507h163c4 0 7 3 7 7s-3 7-7 7h-163c-4 0-7-3-7-7s3-7 7-7zM0 8103v-8096c0-4 3-7 7-7s7 3 7 7v8096c0 4-3 7-7 7s-7-3-7-7z">
          <text:p/>
        </draw:path>
        <draw:path draw:style-name="gr4" draw:text-style-name="P2" draw:layer="layout" svg:width="0.176cm" svg:height="0.014cm" svg:x="1.455cm" svg:y="14.159cm" svg:viewBox="0 0 177 15" svg:d="M7 0h163c4 0 7 3 7 7 0 5-3 8-7 8h-163c-4 0-7-3-7-8 0-4 3-7 7-7z">
          <text:p/>
        </draw:path>
        <draw:path draw:style-name="gr4" draw:text-style-name="P2" draw:layer="layout" svg:width="0.176cm" svg:height="0.014cm" svg:x="1.455cm" svg:y="12.52cm" svg:viewBox="0 0 177 15" svg:d="M7 0h163c4 0 7 3 7 7 0 5-3 8-7 8h-163c-4 0-7-3-7-8 0-4 3-7 7-7z">
          <text:p/>
        </draw:path>
        <draw:path draw:style-name="gr4" draw:text-style-name="P2" draw:layer="layout" svg:width="0.176cm" svg:height="0.014cm" svg:x="1.455cm" svg:y="10.883cm" svg:viewBox="0 0 177 15" svg:d="M7 0h163c4 0 7 3 7 7s-3 8-7 8h-163c-4 0-7-4-7-8s3-7 7-7z">
          <text:p/>
        </draw:path>
        <draw:path draw:style-name="gr4" draw:text-style-name="P2" draw:layer="layout" svg:width="0.176cm" svg:height="0.014cm" svg:x="1.455cm" svg:y="9.244cm" svg:viewBox="0 0 177 15" svg:d="M7 0h163c4 0 7 3 7 7 0 5-3 8-7 8h-163c-4 0-7-3-7-8 0-4 3-7 7-7z">
          <text:p/>
        </draw:path>
        <draw:path draw:style-name="gr4" draw:text-style-name="P2" draw:layer="layout" svg:width="0.095cm" svg:height="7.551cm" svg:x="1.455cm" svg:y="8.588cm" svg:viewBox="0 0 96 7552" svg:d="M7 0h82c4 0 7 4 7 7 0 4-3 8-7 8h-82c-4 0-7-4-7-8 0-3 3-7 7-7zM7 328h82c4 0 7 3 7 7s-3 7-7 7h-82c-4 0-7-3-7-7s3-7 7-7zM7 983h82c4 0 7 3 7 7s-3 7-7 7h-82c-4 0-7-3-7-7s3-7 7-7zM7 1311h82c4 0 7 3 7 7s-3 7-7 7h-82c-4 0-7-3-7-7s3-7 7-7zM7 1640h82c4 0 7 3 7 7s-3 7-7 7h-82c-4 0-7-3-7-7s3-7 7-7zM7 1968h82c4 0 7 3 7 7s-3 7-7 7h-82c-4 0-7-3-7-7s3-7 7-7zM7 2623h82c4 0 7 3 7 7s-3 7-7 7h-82c-4 0-7-3-7-7s3-7 7-7zM7 2950h82c4 0 7 4 7 7 0 4-3 7-7 7h-82c-4 0-7-3-7-7 0-3 3-7 7-7zM7 3278h82c4 0 7 3 7 7s-3 7-7 7h-82c-4 0-7-3-7-7s3-7 7-7zM7 3606h82c4 0 7 3 7 7s-3 7-7 7h-82c-4 0-7-3-7-7s3-7 7-7zM7 4261h82c4 0 7 3 7 7s-3 7-7 7h-82c-4 0-7-3-7-7s3-7 7-7zM7 4589h82c4 0 7 3 7 7s-3 7-7 7h-82c-4 0-7-3-7-7s3-7 7-7zM7 4917h82c4 0 7 3 7 7s-3 7-7 7h-82c-4 0-7-3-7-7s3-7 7-7zM7 5244h82c4 0 7 3 7 7s-3 7-7 7h-82c-4 0-7-3-7-7s3-7 7-7zM7 5899h82c4 0 7 4 7 7 0 4-3 7-7 7h-82c-4 0-7-3-7-7 0-3 3-7 7-7zM7 6227h82c4 0 7 3 7 7s-3 7-7 7h-82c-4 0-7-3-7-7s3-7 7-7zM7 6555h82c4 0 7 3 7 7s-3 7-7 7h-82c-4 0-7-3-7-7s3-7 7-7zM7 6882h82c4 0 7 3 7 7s-3 7-7 7h-82c-4 0-7-3-7-7s3-7 7-7zM7 7538h82c4 0 7 3 7 7s-3 7-7 7h-82c-4 0-7-3-7-7s3-7 7-7z">
          <text:p/>
        </draw:path>
        <draw:path draw:style-name="gr4" draw:text-style-name="P2" draw:layer="layout" svg:width="8.11cm" svg:height="0.176cm" svg:x="1.455cm" svg:y="8.291cm" svg:viewBox="0 0 8111 177" svg:d="M105 7v163c0 4-3 7-7 7s-7-3-7-7v-163c0-4 3-7 7-7s7 3 7 7zM7 0h8097c4 0 7 3 7 7s-3 7-7 7h-8097c-4 0-7-3-7-7s3-7 7-7z">
          <text:p/>
        </draw:path>
        <draw:path draw:style-name="gr4" draw:text-style-name="P2" draw:layer="layout" svg:width="0.014cm" svg:height="0.176cm" svg:x="4.006cm" svg:y="8.291cm" svg:viewBox="0 0 15 177" svg:d="M15 7v163c0 4-3 7-8 7-4 0-7-3-7-7v-163c0-4 3-7 7-7 5 0 8 3 8 7z">
          <text:p/>
        </draw:path>
        <draw:path draw:style-name="gr4" draw:text-style-name="P2" draw:layer="layout" svg:width="0.014cm" svg:height="0.176cm" svg:x="6.465cm" svg:y="8.291cm" svg:viewBox="0 0 15 177" svg:d="M15 7v163c0 4-4 7-8 7s-7-3-7-7v-163c0-4 3-7 7-7s8 3 8 7z">
          <text:p/>
        </draw:path>
        <draw:path draw:style-name="gr4" draw:text-style-name="P2" draw:layer="layout" svg:width="0.014cm" svg:height="0.176cm" svg:x="8.924cm" svg:y="8.291cm" svg:viewBox="0 0 15 177" svg:d="M15 7v163c0 4-3 7-7 7s-8-3-8-7v-163c0-4 4-7 8-7s7 3 7 7z">
          <text:p/>
        </draw:path>
        <draw:path draw:style-name="gr4" draw:text-style-name="P2" draw:layer="layout" svg:width="8.11cm" svg:height="8.109cm" svg:x="1.455cm" svg:y="8.291cm" svg:viewBox="0 0 8111 8110" svg:d="M165 8103v-162c0-4 3-7 7-7s7 3 7 7v162c0 4-3 7-7 7s-7-3-7-7zM7 8096h8097c4 0 7 3 7 7s-3 7-7 7h-8097c-4 0-7-3-7-7s3-7 7-7zM7976 7v81c0 4-3 7-7 7s-7-3-7-7v-81c0-4 3-7 7-7s7 3 7 7zM6992 7v81c0 4-3 7-7 7s-7-3-7-7v-81c0-4 3-7 7-7s7 3 7 7zM6500 7v81c0 4-3 7-7 7s-7-3-7-7v-81c0-4 3-7 7-7s7 3 7 7zM6009 7v81c0 4-4 7-7 7-4 0-7-3-7-7v-81c0-4 3-7 7-7 3 0 7 3 7 7zM5517 7v81c0 4-3 7-7 7s-7-3-7-7v-81c0-4 3-7 7-7s7 3 7 7zM4533 7v81c0 4-3 7-7 7s-7-3-7-7v-81c0-4 3-7 7-7s7 3 7 7zM4041 7v81c0 4-3 7-7 7s-7-3-7-7v-81c0-4 3-7 7-7s7 3 7 7zM3549 7v81c0 4-3 7-7 7s-7-3-7-7v-81c0-4 3-7 7-7s7 3 7 7zM3057 7v81c0 4-3 7-7 7-3 0-7-3-7-7v-81c0-4 4-7 7-7 4 0 7 3 7 7zM2073 7v81c0 4-3 7-7 7s-7-3-7-7v-81c0-4 3-7 7-7s7 3 7 7zM1582 7v81c0 4-4 7-7 7-4 0-7-3-7-7v-81c0-4 3-7 7-7 3 0 7 3 7 7zM1090 7v81c0 4-3 7-7 7s-7-3-7-7v-81c0-4 3-7 7-7s7 3 7 7zM597 7v81c0 4-3 7-7 7s-7-3-7-7v-81c0-4 3-7 7-7s7 3 7 7z">
          <text:p/>
        </draw:path>
        <draw:path draw:style-name="gr4" draw:text-style-name="P2" draw:layer="layout" svg:width="0.014cm" svg:height="0.176cm" svg:x="4.032cm" svg:y="16.224cm" svg:viewBox="0 0 15 177" svg:d="M0 170v-163c0-4 3-7 7-7 5 0 8 3 8 7v163c0 4-3 7-8 7-4 0-7-3-7-7z">
          <text:p/>
        </draw:path>
        <draw:path draw:style-name="gr4" draw:text-style-name="P2" draw:layer="layout" svg:width="0.014cm" svg:height="0.176cm" svg:x="6.444cm" svg:y="16.224cm" svg:viewBox="0 0 15 177" svg:d="M0 170v-163c0-4 3-7 8-7 4 0 7 3 7 7v163c0 4-3 7-7 7-5 0-8-3-8-7z">
          <text:p/>
        </draw:path>
        <draw:path draw:style-name="gr4" draw:text-style-name="P2" draw:layer="layout" svg:width="0.014cm" svg:height="0.176cm" svg:x="8.856cm" svg:y="16.224cm" svg:viewBox="0 0 15 177" svg:d="M0 170v-163c0-4 5-7 8-7 4 0 7 3 7 7v163c0 4-3 7-7 7-3 0-8-3-8-7z">
          <text:p/>
        </draw:path>
        <draw:path draw:style-name="gr4" draw:text-style-name="P2" draw:layer="layout" svg:width="7.462cm" svg:height="8.109cm" svg:x="2.103cm" svg:y="8.291cm" svg:viewBox="0 0 7463 8110" svg:d="M7456 7523h-164c-4 0-7-3-7-7s3-7 7-7h164c4 0 7 3 7 7s-3 7-7 7zM7449 8103v-8096c0-4 3-7 7-7s7 3 7 7v8096c0 4-3 7-7 7s-7-3-7-7zM7236 8103v-81c0-4 3-7 7-7s7 3 7 7v81c0 4-3 7-7 7s-7-3-7-7zM6271 8103v-81c0-4 3-7 7-7s7 3 7 7v81c0 4-3 7-7 7s-7-3-7-7zM5788 8103v-81c0-4 3-7 7-7s7 3 7 7v81c0 4-3 7-7 7s-7-3-7-7zM5306 8103v-81c0-4 3-7 7-7s7 3 7 7v81c0 4-3 7-7 7s-7-3-7-7zM4824 8103v-81c0-4 3-7 7-7s7 3 7 7v81c0 4-3 7-7 7s-7-3-7-7zM3859 8103v-81c0-4 3-7 6-7 4 0 7 3 7 7v81c0 4-3 7-7 7-3 0-6-3-6-7zM3377 8103v-81c0-4 3-7 7-7 3 0 7 3 7 7v81c0 4-4 7-7 7-4 0-7-3-7-7zM2894 8103v-81c0-4 3-7 7-7s7 3 7 7v81c0 4-3 7-7 7s-7-3-7-7zM2411 8103v-81c0-4 3-7 7-7s7 3 7 7v81c0 4-3 7-7 7s-7-3-7-7zM1447 8103v-81c0-4 3-7 7-7s7 3 7 7v81c0 4-3 7-7 7s-7-3-7-7zM964 8103v-81c0-4 3-7 7-7s7 3 7 7v81c0 4-3 7-7 7s-7-3-7-7zM481 8103v-81c0-4 4-7 8-7 3 0 7 3 7 7v81c0 4-4 7-7 7-4 0-8-3-8-7zM0 8103v-81c0-4 3-7 7-7 3 0 7 3 7 7v81c0 4-4 7-7 7-4 0-7-3-7-7z">
          <text:p/>
        </draw:path>
        <draw:path draw:style-name="gr4" draw:text-style-name="P2" draw:layer="layout" svg:width="0.177cm" svg:height="0.014cm" svg:x="9.388cm" svg:y="14.161cm" svg:viewBox="0 0 178 15" svg:d="M171 15h-164c-4 0-7-3-7-7 0-5 3-8 7-8h164c4 0 7 3 7 8 0 4-3 7-7 7z">
          <text:p/>
        </draw:path>
        <draw:path draw:style-name="gr4" draw:text-style-name="P2" draw:layer="layout" svg:width="0.177cm" svg:height="0.014cm" svg:x="9.388cm" svg:y="12.522cm" svg:viewBox="0 0 178 15" svg:d="M171 15h-164c-4 0-7-3-7-7 0-5 3-8 7-8h164c4 0 7 3 7 8 0 4-3 7-7 7z">
          <text:p/>
        </draw:path>
        <draw:path draw:style-name="gr4" draw:text-style-name="P2" draw:layer="layout" svg:width="0.177cm" svg:height="0.014cm" svg:x="9.388cm" svg:y="10.885cm" svg:viewBox="0 0 178 15" svg:d="M171 15h-164c-4 0-7-3-7-7 0-5 3-8 7-8h164c4 0 7 3 7 8 0 4-3 7-7 7z">
          <text:p/>
        </draw:path>
        <draw:path draw:style-name="gr4" draw:text-style-name="P2" draw:layer="layout" svg:width="0.177cm" svg:height="0.014cm" svg:x="9.388cm" svg:y="9.246cm" svg:viewBox="0 0 178 15" svg:d="M171 15h-164c-4 0-7-3-7-7 0-5 3-8 7-8h164c4 0 7 3 7 8 0 4-3 7-7 7z">
          <text:p/>
        </draw:path>
        <draw:path draw:style-name="gr4" draw:text-style-name="P2" draw:layer="layout" svg:width="8.11cm" svg:height="8.109cm" svg:x="1.455cm" svg:y="8.291cm" svg:viewBox="0 0 8111 8110" svg:d="M7 7507h162c4 0 7 3 7 7s-3 7-7 7h-162c-4 0-7-3-7-7s3-7 7-7zM0 8103v-8096c0-4 3-7 7-7s7 3 7 7v8096c0 4-3 7-7 7s-7-3-7-7zM8104 314h-82c-3 0-7-4-7-7 0-4 4-7 7-7h82c4 0 7 3 7 7 0 3-3 7-7 7zM8104 641h-82c-3 0-7-3-7-7 0-3 4-7 7-7h82c4 0 7 4 7 7 0 4-3 7-7 7zM8104 1296h-82c-3 0-7-3-7-7s4-7 7-7h82c4 0 7 3 7 7s-3 7-7 7zM8104 1624h-82c-3 0-7-3-7-7s4-7 7-7h82c4 0 7 3 7 7s-3 7-7 7zM8104 1952h-82c-3 0-7-3-7-7s4-7 7-7h82c4 0 7 3 7 7s-3 7-7 7zM8104 2281h-82c-3 0-7-3-7-7s4-7 7-7h82c4 0 7 3 7 7s-3 7-7 7zM8104 2936h-82c-3 0-7-3-7-7s4-7 7-7h82c4 0 7 3 7 7s-3 7-7 7zM8104 3264h-82c-3 0-7-4-7-7 0-4 4-7 7-7h82c4 0 7 3 7 7 0 3-3 7-7 7zM8104 3591h-82c-3 0-7-3-7-7 0-3 4-7 7-7h82c4 0 7 4 7 7 0 4-3 7-7 7zM8104 3919h-82c-3 0-7-3-7-7s4-7 7-7h82c4 0 7 3 7 7s-3 7-7 7zM8104 4574h-82c-3 0-7-3-7-7s4-7 7-7h82c4 0 7 3 7 7s-3 7-7 7zM8104 4902h-82c-3 0-7-3-7-7s4-7 7-7h82c4 0 7 3 7 7s-3 7-7 7zM8104 5230h-82c-3 0-7-3-7-7s4-7 7-7h82c4 0 7 3 7 7s-3 7-7 7zM8104 5558h-82c-3 0-7-4-7-7 0-4 4-7 7-7h82c4 0 7 3 7 7 0 3-3 7-7 7zM8104 6213h-82c-3 0-7-4-7-7 0-4 4-7 7-7h82c4 0 7 3 7 7 0 3-3 7-7 7zM8104 6540h-82c-3 0-7-3-7-7 0-3 4-7 7-7h82c4 0 7 4 7 7 0 4-3 7-7 7zM8104 6868h-82c-3 0-7-3-7-7s4-7 7-7h82c4 0 7 3 7 7s-3 7-7 7zM8104 7196h-82c-3 0-7-3-7-7s4-7 7-7h82c4 0 7 3 7 7s-3 7-7 7zM8104 7851h-82c-3 0-7-3-7-7s4-7 7-7h82c4 0 7 3 7 7s-3 7-7 7z">
          <text:p/>
        </draw:path>
        <draw:path draw:style-name="gr4" draw:text-style-name="P2" draw:layer="layout" svg:width="0.176cm" svg:height="0.014cm" svg:x="1.455cm" svg:y="14.159cm" svg:viewBox="0 0 177 15" svg:d="M7 0h163c4 0 7 3 7 7 0 5-3 8-7 8h-163c-4 0-7-3-7-8 0-4 3-7 7-7z">
          <text:p/>
        </draw:path>
        <draw:path draw:style-name="gr4" draw:text-style-name="P2" draw:layer="layout" svg:width="0.176cm" svg:height="0.014cm" svg:x="1.455cm" svg:y="12.52cm" svg:viewBox="0 0 177 15" svg:d="M7 0h163c4 0 7 3 7 7 0 5-3 8-7 8h-163c-4 0-7-3-7-8 0-4 3-7 7-7z">
          <text:p/>
        </draw:path>
        <draw:path draw:style-name="gr4" draw:text-style-name="P2" draw:layer="layout" svg:width="0.176cm" svg:height="0.014cm" svg:x="1.455cm" svg:y="10.883cm" svg:viewBox="0 0 177 15" svg:d="M7 0h163c4 0 7 3 7 7s-3 8-7 8h-163c-4 0-7-4-7-8s3-7 7-7z">
          <text:p/>
        </draw:path>
        <draw:path draw:style-name="gr4" draw:text-style-name="P2" draw:layer="layout" svg:width="0.176cm" svg:height="0.014cm" svg:x="1.455cm" svg:y="9.244cm" svg:viewBox="0 0 177 15" svg:d="M7 0h163c4 0 7 3 7 7 0 5-3 8-7 8h-163c-4 0-7-3-7-8 0-4 3-7 7-7z">
          <text:p/>
        </draw:path>
        <draw:path draw:style-name="gr4" draw:text-style-name="P2" draw:layer="layout" svg:width="0.095cm" svg:height="7.551cm" svg:x="1.455cm" svg:y="8.588cm" svg:viewBox="0 0 96 7552" svg:d="M7 0h82c4 0 7 4 7 7 0 4-3 8-7 8h-82c-4 0-7-4-7-8 0-3 3-7 7-7zM7 328h82c4 0 7 3 7 7s-3 7-7 7h-82c-4 0-7-3-7-7s3-7 7-7zM7 983h82c4 0 7 3 7 7s-3 7-7 7h-82c-4 0-7-3-7-7s3-7 7-7zM7 1311h82c4 0 7 3 7 7s-3 7-7 7h-82c-4 0-7-3-7-7s3-7 7-7zM7 1640h82c4 0 7 3 7 7s-3 7-7 7h-82c-4 0-7-3-7-7s3-7 7-7zM7 1968h82c4 0 7 3 7 7s-3 7-7 7h-82c-4 0-7-3-7-7s3-7 7-7zM7 2623h82c4 0 7 3 7 7s-3 7-7 7h-82c-4 0-7-3-7-7s3-7 7-7zM7 2950h82c4 0 7 4 7 7 0 4-3 7-7 7h-82c-4 0-7-3-7-7 0-3 3-7 7-7zM7 3278h82c4 0 7 3 7 7s-3 7-7 7h-82c-4 0-7-3-7-7s3-7 7-7zM7 3606h82c4 0 7 3 7 7s-3 7-7 7h-82c-4 0-7-3-7-7s3-7 7-7zM7 4261h82c4 0 7 3 7 7s-3 7-7 7h-82c-4 0-7-3-7-7s3-7 7-7zM7 4589h82c4 0 7 3 7 7s-3 7-7 7h-82c-4 0-7-3-7-7s3-7 7-7zM7 4917h82c4 0 7 3 7 7s-3 7-7 7h-82c-4 0-7-3-7-7s3-7 7-7zM7 5244h82c4 0 7 3 7 7s-3 7-7 7h-82c-4 0-7-3-7-7s3-7 7-7zM7 5899h82c4 0 7 4 7 7 0 4-3 7-7 7h-82c-4 0-7-3-7-7 0-3 3-7 7-7zM7 6227h82c4 0 7 3 7 7s-3 7-7 7h-82c-4 0-7-3-7-7s3-7 7-7zM7 6555h82c4 0 7 3 7 7s-3 7-7 7h-82c-4 0-7-3-7-7s3-7 7-7zM7 6882h82c4 0 7 3 7 7s-3 7-7 7h-82c-4 0-7-3-7-7s3-7 7-7zM7 7538h82c4 0 7 3 7 7s-3 7-7 7h-82c-4 0-7-3-7-7s3-7 7-7z">
          <text:p/>
        </draw:path>
        <draw:path draw:style-name="gr5" draw:text-style-name="P3" draw:layer="layout" svg:width="2.269cm" svg:height="0.219cm" svg:x="1.888cm" svg:y="14.753cm" svg:viewBox="0 0 2270 220" svg:d="M29 99v-74h68c10 0 18 2 23 4 11 6 16 16 16 31s-3 24-11 30c-8 5-18 9-31 9zM0 214h29v-91h64c11 0 20 1 25 4 9 4 14 14 15 28l2 35c0 8 1 14 1 17l3 7h35v-5c-5-2-8-6-9-13-1-4-2-10-2-18l-1-28c-1-13-3-22-7-27-5-6-11-10-19-13 9-5 17-12 22-21 5-8 8-19 8-31 0-25-10-41-30-50-10-5-23-8-39-8h-97zM271 55c-21 0-39 7-52 23-14 15-20 37-20 62s6 44 20 59c13 14 29 21 48 21 8 0 15-1 21-3 12-2 22-8 30-15 4-5 9-11 12-18 4-7 6-13 7-19h-26c-1 7-5 13-9 19-8 9-19 13-32 13-15 0-26-5-32-14-7-10-11-22-12-38h113c0-16 0-27-2-34-2-11-5-21-10-29-6-8-14-15-24-20s-21-7-32-7zM227 124c1-13 5-24 13-34 8-8 18-13 30-13 16 0 28 7 35 19 4 8 6 17 8 28zM389 138c0-19 4-34 12-45 8-10 19-15 32-15 11 0 21 5 29 14 8 11 12 25 12 45 0 19-4 34-11 44-8 11-18 16-30 16-15 0-27-6-34-17s-10-25-10-42zM428 55c-22 0-38 9-50 25-11 18-17 37-17 60 0 24 7 43 19 58 13 14 28 22 45 22 11 0 20-3 28-7 9-4 16-11 22-20v21h23v-214h-25v78c-6-7-11-12-16-15-8-5-17-8-29-8zM551 92h30v-32h-30zM551 214h30v-31h-30zM763 6c-30 0-50 15-62 47-6 17-9 37-9 62 0 30 5 54 15 72 13 22 31 33 56 33 28 0 47-14 60-40 8-18 12-42 12-70 0-31-4-54-14-71-12-22-31-33-58-33zM763 196c-17 0-29-10-36-29-4-13-7-30-7-51 0-29 4-51 11-65 7-15 18-22 34-22s28 8 33 23c6 15 9 35 9 59 0 33-4 55-12 67s-19 18-32 18zM873 214h30v-31h-30zM940 161c1 20 9 35 22 44 13 10 27 14 44 14 27 0 46-7 58-22s19-32 19-52c0-19-7-34-20-47-14-13-30-19-49-19-10 0-19 2-26 5-5 2-9 4-14 8l9-58h88v-25h-108l-16 113 23 1c4-6 10-11 16-14 7-4 14-6 23-6 13 0 23 4 32 12s13 19 13 34c0 12-3 23-11 33-7 10-19 14-34 14-8 0-15-1-21-4-13-6-19-16-21-31zM1108 151h151v-25h-151zM1345 66v148h28v-207h-20c-4 16-10 26-17 30s-21 7-39 9v20zM1458 214h31v-31h-31zM1525 214h142v-25h-113c2-10 9-19 18-27 6-5 13-10 22-15l20-11c18-10 30-18 37-25 11-12 17-27 17-44 0-16-5-30-16-43s-29-19-52-19c-29 0-49 10-60 30-6 12-10 26-10 44h26c1-13 3-23 6-30 7-13 20-20 38-20 12 0 21 3 28 10 8 8 11 17 11 29 0 11-4 20-12 28-5 6-13 12-26 19l-28 16c-18 11-31 23-37 36-7 14-10 29-11 47zM1781 214h25v-58l22-21 49 79h33l-63-97 60-59h-34l-67 67v-125h-25zM1994 55c-21 0-39 7-52 23-14 15-21 37-21 62s7 44 20 59c14 14 30 21 49 21 8 0 15-1 21-3 12-2 22-8 29-15 5-5 9-11 13-18s6-13 7-19h-26c-2 7-5 13-9 19-8 9-19 13-33 13s-25-5-32-14c-7-10-10-22-11-38h113c0-16-1-27-2-34-2-11-5-21-11-29-5-8-13-15-23-20s-21-7-32-7zM1950 124c0-13 5-24 13-34 8-8 18-13 30-13 16 0 28 7 35 19 4 8 6 17 7 28zM2084 0l78 214h31l77-214h-32l-60 183-63-183z">
          <text:p/>
        </draw:path>
        <draw:path draw:style-name="gr6" draw:text-style-name="P4" draw:layer="layout" svg:width="2.56cm" svg:height="0.224cm" svg:x="1.877cm" svg:y="15.094cm" svg:viewBox="0 0 2561 225" svg:d="M98 0c-28 0-52 10-70 30-19 21-28 49-28 85 0 37 9 65 29 85 18 17 39 25 64 25 19 0 35-4 47-11 8-4 16-12 26-22l7 27h18v-115h-93v24h66c0 26-6 44-19 55-12 11-28 17-46 17-25 0-43-8-54-24-10-16-16-36-16-63 0-29 7-51 20-66 13-14 29-22 49-22 16 0 29 4 40 11s18 18 21 34h29c-5-28-18-47-39-59-14-7-31-11-51-11zM236 219h26v-90c0-11 3-21 10-29 7-9 18-13 31-13h4l4 1v-28h-6-2c-11 0-20 3-28 11-8 7-12 14-14 19v-27h-25zM399 60c-22 0-39 7-53 23-13 15-20 36-20 62 0 25 7 44 20 59 13 14 30 21 49 21 8 0 15-1 21-3 11-2 21-8 29-15 5-5 9-10 13-18 4-6 6-13 7-19h-26c-2 7-5 13-10 19-8 9-19 13-32 13-14 0-25-5-32-14-7-10-11-22-11-38h113c0-16-1-28-3-35-1-11-5-20-10-28s-13-15-23-20c-11-5-21-7-32-7zM354 128c1-13 5-24 13-33 8-8 18-13 30-13 17 0 28 7 36 19 3 7 6 16 7 27zM564 60c-22 0-40 7-53 23-13 15-20 36-20 62 0 25 6 44 20 59 13 14 29 21 49 21 7 0 14-1 21-3 11-2 21-8 29-15 5-5 9-10 13-18 3-6 6-13 6-19h-25c-2 7-5 13-10 19-8 9-19 13-32 13-15 0-25-5-32-14-7-10-11-22-11-38h113c0-16-1-28-3-35-1-11-5-20-10-28s-13-15-24-20c-10-5-20-7-31-7zM519 128c1-13 5-24 13-33 8-8 18-13 30-13 17 0 28 7 35 19 4 7 7 16 8 27zM665 219h26v-81c0-11 0-19 1-25 2-5 5-10 9-15 5-7 12-11 19-13 4-1 9-2 15-2 12 0 21 5 25 15 3 5 4 13 4 22v99h27v-100c0-16-2-28-6-36-8-16-23-23-45-23-10 0-19 2-27 6-9 3-16 10-24 19v-22h-24zM843 97h30v-32h-30zM843 219h30v-31h-30zM1052 71v148h28v-207h-20c-4 16-10 26-17 30-8 4-21 7-39 9v20zM1165 219h31v-31h-31zM1232 219h142v-25h-113c2-10 8-19 18-27 5-5 13-10 22-15l20-11c18-11 30-19 37-26 11-12 17-26 17-43 0-16-5-30-16-43s-29-19-52-19c-29 0-49 10-60 30-7 12-10 26-10 44h26c1-13 3-23 6-30 7-13 20-20 37-20 13 0 22 3 29 10 8 8 11 17 11 29 0 11-4 20-12 28-5 5-13 11-26 18l-28 17c-18 11-31 23-37 36-7 14-10 29-11 47zM1401 156h151v-26h-151zM1570 219h142v-25h-113c2-10 8-19 18-27 5-5 13-10 22-15l20-11c18-11 30-19 37-26 11-12 17-26 17-43 0-16-5-30-16-43s-29-19-52-19c-29 0-49 10-60 30-7 12-10 26-10 44h26c1-13 3-23 6-30 7-13 20-20 37-20 13 0 22 3 29 10 8 8 11 17 11 29 0 11-4 20-12 28-5 5-13 11-26 18l-28 17c-18 11-31 23-37 36-7 14-10 29-11 47zM1751 219h30v-31h-30zM1888 11c-30 0-50 15-62 47-6 17-9 37-9 61 0 31 5 55 15 73 12 22 31 33 56 33 27 0 47-13 60-40 8-18 12-42 12-71 0-30-5-53-14-70-12-22-31-33-58-33zM1888 201c-17 0-29-10-36-29-5-13-7-30-7-52 0-28 4-50 11-64 7-15 18-22 34-22s27 8 33 23 9 35 9 58c0 34-4 56-12 68s-19 18-32 18zM2074 219h25v-58l21-21 49 79h33l-63-98 60-58h-33l-67 66v-124h-25zM2286 60c-21 0-39 7-52 23-14 15-20 36-20 62 0 25 6 44 20 59 13 14 29 21 48 21 8 0 15-1 22-3 11-2 21-8 29-15 4-5 9-10 12-18 4-6 7-13 7-19h-25c-2 7-5 13-10 19-8 9-19 13-32 13-15 0-25-5-32-14-7-10-11-22-11-38h112c0-16 0-28-2-35-2-11-5-20-10-28-6-8-13-15-24-20-10-5-21-7-32-7zM2242 128c1-13 5-24 13-33 8-8 18-13 30-13 16 0 28 7 35 19 4 7 7 16 8 27zM2376 5l77 214h31l77-214h-32l-60 183-61-183z">
          <text:p/>
        </draw:path>
        <draw:path draw:style-name="gr7" draw:text-style-name="P5" draw:layer="layout" svg:width="2.323cm" svg:height="0.219cm" svg:x="1.884cm" svg:y="15.445cm" svg:viewBox="0 0 2324 220" svg:d="M28 91v-66h52c13 0 22 2 29 5 11 4 17 14 17 28 0 13-5 23-16 28-7 4-16 5-29 5zM28 190v-75h58c12 0 22 1 29 4 14 6 21 16 21 32 0 9-2 17-7 23-7 10-20 16-38 16zM0 214h91c28 0 48-8 61-25 9-11 13-23 13-37 0-16-5-29-14-38-6-6-14-10-25-14 8-4 13-8 17-13 8-8 12-19 12-33 0-11-3-21-9-30-11-16-29-24-54-24h-92zM196 214h26v-214h-26zM260 59v105c0 14 2 24 7 32 8 15 22 22 44 22 14 0 26-4 36-12 5-4 9-9 12-15v23h24v-155h-26v76c0 15-2 27-5 36-6 16-18 24-36 24-12 0-21-4-25-14-3-5-4-11-4-19v-103zM490 56c-22 0-39 7-53 23-13 15-20 36-20 61s7 45 20 59 30 21 49 21c8 0 15-1 21-3 11-2 21-8 29-15 5-5 9-10 13-17s6-14 7-20h-26c-2 7-5 13-10 19-8 9-18 13-32 13s-25-5-32-14c-7-10-11-22-11-38h113c0-16-1-27-3-34-1-11-5-20-10-28s-13-15-23-20c-11-5-21-7-32-7zM445 124c1-13 5-24 13-33 8-8 18-13 30-13 17 0 29 7 36 19 3 7 6 16 7 27zM604 93h31v-32h-31zM604 214h31v-31h-31zM746 214h142v-24h-113c2-11 8-20 18-28 5-5 13-10 22-15l20-11c18-10 30-18 37-25 11-12 17-26 17-43 0-16-5-30-16-43s-29-20-52-20c-29 0-49 10-60 31-7 12-10 26-10 44h26c1-12 3-23 6-30 7-13 20-20 37-20 12 0 22 3 29 10 8 8 11 17 11 29 0 11-4 20-12 28-5 5-13 11-26 18l-28 17c-18 10-31 22-37 36-7 13-10 28-11 46zM927 214h30v-31h-30zM1064 6c-30 0-50 17-62 48-6 17-9 37-9 61 0 30 5 54 15 72 12 22 31 33 56 33 27 0 47-13 59-40 9-18 13-42 13-70 0-30-5-53-14-70-12-23-31-34-58-34zM1064 196c-17 0-29-10-36-29-5-13-7-30-7-51 0-28 4-50 11-64 7-15 18-22 33-22 17 0 28 8 34 23s9 35 9 58c0 33-4 55-12 67s-19 18-32 18zM1162 151h151v-25h-151zM1333 9v28h114c-14 16-28 36-41 59-23 39-37 79-44 118h29c4-21 8-36 11-46 4-15 11-31 19-49 8-19 18-36 29-52s20-27 27-34v-24zM1512 214h30v-31h-30zM1649 6c-30 0-50 17-62 48-6 17-9 37-9 61 0 30 5 54 16 72 12 22 30 33 55 33 28 0 48-13 60-40 8-18 12-42 12-70 0-30-4-53-14-70-11-23-31-34-58-34zM1649 196c-17 0-29-10-36-29-4-13-7-30-7-51 0-28 4-50 11-64 7-15 18-22 34-22 17 0 28 8 34 23 5 15 8 35 8 58 0 33-4 55-12 67s-19 18-32 18zM1835 214h25v-58l21-21 49 79h33l-62-97 59-58h-33l-67 66v-125h-25zM2048 56c-22 0-39 7-53 23-13 15-20 36-20 61s7 45 20 59 30 21 49 21c8 0 15-1 21-3 11-2 21-8 29-15 5-5 9-10 13-17s6-14 6-20h-25c-2 7-5 13-10 19-8 9-19 13-32 13-14 0-25-5-32-14-7-10-11-22-11-38h113c0-16-1-27-3-34-1-11-5-20-10-28s-13-15-23-20c-11-5-21-7-32-7zM2003 124c1-13 5-24 13-33 8-8 18-13 30-13 17 0 28 7 36 19 3 7 6 16 7 27zM2137 0l78 214h30l79-214h-33l-61 183-61-183z">
          <text:p/>
        </draw:path>
        <draw:path draw:style-name="gr4" draw:text-style-name="P2" draw:layer="layout" svg:width="3.62cm" svg:height="0.284cm" svg:x="1.875cm" svg:y="15.786cm" svg:viewBox="0 0 3621 285" svg:d="M98 0c-31 0-55 11-73 32-17 21-25 46-25 78 0 42 11 73 33 92 17 15 37 23 62 23 28 0 50-9 67-27 14-16 22-34 25-58h-28c-3 15-8 26-13 35-11 16-27 25-48 25-23 0-40-8-51-24-12-15-17-36-17-61 0-31 6-53 19-68 12-15 29-22 50-22 16 0 30 4 39 12s15 19 19 32h28c-2-18-10-34-25-48-14-14-35-21-62-21zM281 202c-15 0-26-5-34-16-7-11-10-25-10-42 0-18 3-32 10-44 8-13 19-19 35-19 17 0 30 8 37 22 5 9 7 21 7 35 0 17-3 32-9 45-7 13-19 19-36 19zM282 59c-22 0-39 7-53 23-13 15-19 36-19 62 0 25 6 45 19 59 12 14 29 22 50 22 25 0 44-8 56-25 12-16 18-37 18-63 0-25-7-45-20-58-14-14-31-20-51-20zM385 219h26v-82c0-10 1-18 2-23 2-6 4-11 9-16 5-7 11-11 19-13 4-1 9-2 15-2 12 0 20 5 25 15 3 5 4 13 4 22v99h27v-100c0-16-2-28-7-36-7-16-22-23-44-23-10 0-19 2-28 6-8 4-16 10-23 19v-22h-25zM555 63h-21v21h21v104c0 10 3 18 7 24 4 7 12 10 25 10 3 0 7-1 10-1s6-1 9-2v-21l-5 1h-4c-4 0-8 0-10-1-3-2-5-6-5-11v-103h24v-21h-24v-43h-27zM694 202c-16 0-27-5-34-16-8-11-11-25-11-42 0-18 3-32 11-44 7-13 18-19 34-19 18 0 30 8 37 22 5 9 7 21 7 35 0 17-3 32-9 45-7 13-18 19-35 19zM695 59c-23 0-40 7-53 23-13 15-20 36-20 62 0 25 6 45 19 59 12 14 29 22 50 22 26 0 44-8 56-25 12-16 19-37 19-63 0-25-7-45-21-58-14-14-31-20-50-20zM797 63v107c0 13 2 23 6 31 8 15 23 22 45 22 13 0 25-4 35-12 5-4 9-9 12-15v23h25v-156h-26v76c0 16-2 28-5 37-7 16-19 24-37 24-12 0-20-4-25-14-2-5-4-11-4-19v-104zM963 219h26v-90c0-11 4-21 11-29 7-9 17-13 30-13h4l4 1v-28h-5-3c-10 0-19 3-27 11-8 7-13 14-15 19v-27h-25zM1051 171c1 15 6 28 16 38 10 11 26 16 50 16 21 0 38-5 48-15 11-10 16-22 16-36s-5-24-15-32c-7-4-19-9-39-13l-17-4c-8-2-14-4-17-7-7-4-11-9-11-16 0-6 3-11 8-15s13-6 23-6c15 0 26 4 32 11 4 5 6 10 6 16h25c0-10-3-20-10-28-10-14-27-21-51-21-18 0-32 5-43 14s-16 21-16 35c0 13 6 23 17 30 6 4 16 7 30 12l21 5c11 3 18 5 22 7 6 4 9 9 9 15 0 9-3 16-11 20-7 4-16 6-26 6-16 0-28-4-35-12-3-5-6-12-6-20zM1223 97h30v-32h-30zM1223 219h30v-31h-30zM1360 6v25h72v188h29v-188h71v-25zM1619 60c-21 0-39 7-52 23-14 16-20 36-20 61 0 26 6 46 20 60 13 14 29 21 48 21 8 0 15-1 21-3 12-2 22-8 30-15 4-5 9-10 12-17 4-7 6-14 7-19h-26c-1 6-5 12-9 18-8 9-19 13-32 13-15 0-26-4-32-14-7-10-11-22-12-38h113c0-17-1-28-2-35-2-11-5-20-10-28-6-8-14-14-24-20-10-5-21-7-32-7zM1575 128c1-13 5-24 13-33 8-8 18-13 30-13 16 0 28 7 35 19 4 7 6 16 7 27zM1709 6l77 213h31l77-213h-32l-60 182-61-182zM2056 60c-18 0-33 8-46 22-13 15-19 35-19 61 0 29 6 48 19 60s27 18 44 18c12 0 22-2 29-6s13-9 19-17c0 21-2 36-5 44-7 14-20 21-39 21-13 0-22-3-28-8-4-4-6-10-8-17h-26c1 16 8 28 19 36 11 7 25 11 42 11 30 0 50-11 61-32 6-11 9-27 9-46v-142h-24v19c-5-6-10-11-15-15-9-6-20-9-32-9zM2103 140c0 14-2 25-7 34-7 17-20 26-39 26-12 0-21-5-28-14s-11-22-11-41c0-15 2-27 5-36 7-17 19-26 38-26 12 0 22 5 30 14 8 10 12 24 12 43zM2186 178c0-10 4-17 12-22 5-2 12-4 22-6l15-2c5 0 10-1 15-3s9-4 12-6v22c0 16-7 28-21 35-9 4-18 6-27 6-7 0-14-2-19-6-6-5-9-10-9-18zM2208 130c-15 1-26 6-35 14-9 9-14 20-14 35 0 13 5 24 14 32 9 9 21 13 35 13 12 0 23-2 33-7s17-11 23-18c1 6 2 11 4 14 4 6 11 10 20 10 3 0 6-1 8-1 3 0 6-1 10-2v-19h-5l-4 1c-3 0-6-1-7-3l-1-6v-91c0-14-6-25-17-32-12-7-27-11-45-11-16 0-29 4-41 12-12 7-18 20-19 40h25c0-8 3-14 6-19 5-7 15-11 29-11 11 0 20 2 27 6 6 4 9 11 9 20 0 4 0 8-2 10-2 4-6 7-12 7zM2331 219h26v-83c0-20 4-34 12-41 8-8 17-12 27-12 11 0 18 4 22 11 3 5 4 12 4 23v102h27v-91c0-16 3-27 11-34 7-7 16-11 26-11 8 0 14 2 19 6s8 11 8 21v109h27v-104c0-14-2-25-6-33-8-15-22-22-43-22-10 0-18 2-26 6s-15 10-21 18c-3-7-7-12-11-15-8-6-18-9-30-9-11 0-21 3-29 8-5 4-11 10-17 17v-22h-26zM2578 219h26v-83c0-20 4-34 12-41 8-8 17-12 27-12 11 0 18 4 22 11 3 5 4 12 4 23v102h27v-91c0-16 3-27 11-34 7-7 16-11 26-11 8 0 14 2 19 6s8 11 8 21v109h27v-104c0-14-2-25-6-33-8-15-22-22-43-22-10 0-18 2-26 6s-15 10-21 18c-3-7-7-12-11-15-8-6-18-9-30-9-11 0-21 3-29 8-5 4-11 10-17 17v-22h-26zM2845 178c0-10 4-17 12-22 5-2 12-4 22-6l15-2c5 0 10-1 15-3s9-4 12-6v22c0 16-7 28-21 35-9 4-18 6-27 6-8 0-14-2-20-6-5-5-8-10-8-18zM2867 130c-15 1-27 6-36 14-9 9-13 20-13 35 0 13 5 24 14 32 9 9 21 13 35 13 12 0 23-2 33-7s17-11 23-18c1 6 2 11 4 14 4 6 11 10 20 10 3 0 6-1 8-1s6-1 10-2v-19h-5l-4 1c-3 0-6-1-7-3l-2-6v-91c0-14-5-25-17-32-11-7-26-11-44-11-16 0-29 4-41 12-12 7-18 20-19 40h24c1-8 3-14 7-19 5-7 15-11 29-11 11 0 20 2 27 6 6 4 9 11 9 20 0 4 0 8-2 10-2 4-6 7-12 7zM2983 150h73v-28h-73zM3090 219h26v-90c0-11 3-21 10-29 7-9 17-13 30-13h5l4 1v-28h-6-2c-11 0-20 3-28 11-8 7-13 14-15 19v-27h-24zM3208 178c0-10 4-17 12-22 4-2 12-4 21-6l16-2c4 0 9-1 14-3s10-4 13-6v22c0 16-8 28-22 35-9 4-17 6-27 6-7 0-14-2-19-6-6-5-8-10-8-18zM3229 130c-14 1-26 6-35 14-9 9-14 20-14 35 0 13 5 24 14 32 9 9 21 13 35 13 12 0 23-2 33-7s18-11 23-18c1 6 2 11 4 14 5 6 11 10 20 10 4 0 7-1 9-1s5-1 9-2v-19h-5l-4 1c-3 0-5-1-7-3l-1-6v-91c0-14-6-25-17-32-12-7-26-11-45-11-15 0-29 4-41 12-12 7-18 20-19 40h25c1-8 3-14 6-19 6-7 15-11 29-11 12 0 21 2 27 6s9 11 9 20c0 4 0 8-1 10-2 4-6 7-12 7zM3408 190l-42-127h-30l58 161c-2 3-4 9-7 16s-4 11-5 11l-6 6c-2 2-5 3-10 3l-6-1c-2 0-5-1-9-2v24l7 1c2 1 5 1 8 1 15 0 26-5 32-13 6-9 17-33 32-73 6-16 14-38 24-66 12-35 21-58 24-68h-29zM3491 171c1 15 6 28 16 38 9 11 26 16 49 16 22 0 38-5 49-15 10-10 16-22 16-36s-5-24-15-32c-7-4-20-9-39-13l-17-4c-8-2-14-4-18-7-7-4-10-9-10-16 0-6 3-11 8-15s13-6 23-6c15 0 25 4 32 11 3 5 5 10 6 16h25c0-10-3-20-10-28-11-14-28-21-51-21-18 0-33 5-43 14-11 9-16 21-16 35 0 13 5 23 17 30 6 4 16 7 29 12l21 5c12 3 19 5 23 7 6 4 9 9 9 15 0 9-4 16-11 20-8 4-16 6-26 6-17 0-28-4-35-12-4-5-6-12-7-2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dvOT9d60b855.B1" svg:font-family="AdvOT9d60b855.B"/>
    <style:font-face style:name="AdvOTb0c9bf5d1" svg:font-family="AdvOTb0c9bf5d"/>
    <style:font-face style:name="AdvOTb4af3d5d.I1" svg:font-family="AdvOTb4af3d5d.I"/>
    <style:font-face style:name="AdvOTf9433e2d1" svg:font-family="AdvOTf9433e2d"/>
    <style:font-face style:name="AdvOTf9433e2d+201" svg:font-family="AdvOTf9433e2d+20"/>
    <style:font-face style:name="AdvOTf9433e2d+fb1" svg:font-family="AdvOTf9433e2d+fb"/>
    <style:font-face style:name="AdvOTfe309fd31" svg:font-family="AdvOTfe309fd3"/>
    <style:font-face style:name="AdvTT691e30a01" svg:font-family="AdvTT691e30a0"/>
    <style:font-face style:name="AdvTTab7e17fd1" svg:font-family="AdvTTab7e17fd"/>
    <style:font-face style:name="AdvTTab7e17fd+221" svg:font-family="AdvTTab7e17fd+22"/>
    <style:font-face style:name="AdvTTec1d2308.I+031" svg:font-family="AdvTTec1d2308.I+03"/>
    <style:font-face style:name="AdvOT9d60b855.B" svg:font-family="AdvOT9d60b855.B" style:font-pitch="variable"/>
    <style:font-face style:name="AdvOTb0c9bf5d" svg:font-family="AdvOTb0c9bf5d" style:font-pitch="variable"/>
    <style:font-face style:name="AdvOTb4af3d5d.I" svg:font-family="AdvOTb4af3d5d.I" style:font-pitch="variable"/>
    <style:font-face style:name="AdvOTf9433e2d" svg:font-family="AdvOTf9433e2d" style:font-pitch="variable"/>
    <style:font-face style:name="AdvOTf9433e2d+20" svg:font-family="AdvOTf9433e2d+20" style:font-pitch="variable"/>
    <style:font-face style:name="AdvOTf9433e2d+fb" svg:font-family="AdvOTf9433e2d+fb" style:font-pitch="variable"/>
    <style:font-face style:name="AdvOTfe309fd3" svg:font-family="AdvOTfe309fd3" style:font-pitch="variable"/>
    <style:font-face style:name="AdvTT691e30a0" svg:font-family="AdvTT691e30a0" style:font-pitch="variable"/>
    <style:font-face style:name="AdvTTab7e17fd" svg:font-family="AdvTTab7e17fd" style:font-pitch="variable"/>
    <style:font-face style:name="AdvTTab7e17fd+22" svg:font-family="AdvTTab7e17fd+22" style:font-pitch="variable"/>
    <style:font-face style:name="AdvTTec1d2308.I+03" svg:font-family="AdvTTec1d2308.I+03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5cm" fo:margin-right="1cm" fo:page-width="10.16cm" fo:page-height="17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5T17:29:30.563453860</dc:date>
    <meta:editing-duration>PT2M46S</meta:editing-duration>
    <meta:editing-cycles>1</meta:editing-cycles>
    <meta:document-statistic meta:object-count="38"/>
    <meta:generator>LibreOffice/6.4.7.2$Linux_X86_64 LibreOffice_project/40$Build-2</meta:generator>
  </office:meta>
</office:document-meta>
</file>